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Title">
      <style:paragraph-properties style:border-line-width="0.0346in 0.0346in 0.0346in" fo:padding="0.0201in" fo:border="0.1039in double #000000" style:shadow="none"/>
      <style:text-properties fo:font-size="40pt" style:font-size-asian="40pt" style:font-size-complex="40pt"/>
    </style:style>
    <style:style style:name="P4" style:family="paragraph" style:parent-style-name="Subtitle">
      <style:paragraph-properties style:border-line-width="0.0346in 0.0346in 0.0346in" fo:padding="0.0201in" fo:border="0.1039in double #000000" style:shadow="none"/>
      <style:text-properties fo:font-size="40pt" style:font-size-asian="40pt" style:font-size-complex="40pt"/>
    </style:style>
    <style:style style:name="P5" style:family="paragraph" style:parent-style-name="Subtitle">
      <style:paragraph-properties style:border-line-width="0.0346in 0.0346in 0.0346in" fo:padding="0.0201in" fo:border="0.1039in double #000000" style:shadow="none"/>
      <style:text-properties fo:font-size="40pt" fo:font-weight="bold" style:font-size-asian="40pt" style:font-weight-asian="bold" style:font-size-complex="40pt" style:font-weight-complex="bold"/>
    </style:style>
    <style:style style:name="P6" style:family="paragraph" style:parent-style-name="Text_20_body">
      <style:paragraph-properties fo:text-align="center" style:justify-single-word="false" style:border-line-width="0.0346in 0.0346in 0.0346in" fo:padding="0.0201in" fo:border="0.1039in double #000000" style:shadow="none"/>
      <style:text-properties fo:font-size="40pt" style:font-size-asian="40pt" style:font-size-complex="4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6pt" style:font-size-asian="26pt" style:font-size-complex="2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/>
      <text:p text:style-name="P3">The Greatest Story Ever Told!</text:p>
      <text:p text:style-name="P4">or </text:p>
      <text:p text:style-name="P5">A Thousand and One <text:s/>Amazing<text:span text:style-name="T4"><text:note text:id="ftn0" text:note-class="footnote"><text:note-citation>1</text:note-citation><text:note-body><text:p text:style-name="Footnote">Well, if I'm honest, not so amazing.</text:p></text:note-body></text:note></text:span> Excuses</text:p>
      <text:p text:style-name="P6"/>
      <text:p text:style-name="P6"/>
      <text:p text:style-name="P6"/>
      <text:p text:style-name="Text_20_body"/>
      <text:p text:style-name="Text_20_body"/>
      <text:p text:style-name="P2"><text:soft-page-break/>Blimey! Sorry I'm late guv'nha but Martha Stewart's nice-human-persona stunt double crapped in my gas tank.</text:p>
      <text:p text:style-name="P2">I feel terrible, but the ghost of Margaret Thatcher ate my English Literature essay.</text:p>
      <text:p text:style-name="P2">Please try to be reasonable; GlaDOS ran me over with a diesel backhoe.</text:p>
      <text:p text:style-name="P2">It's not my fault! the director of 101 Dalmations died while trying to tell me the lethal, killer joke.</text:p>
      <text:p text:style-name="P2">I lost track of time because Kevin Ware's leg bone text messaged racial slurs from my phone.</text:p>
      <text:p text:style-name="P2">Please forgive me; Hillary Clinton tried to sell me real estate investments in Mexico.</text:p>
      <text:p text:style-name="P2">This is going to sound crazy but Donald Trump's gross comb-over tried to sell me life insurance.</text:p>
      <text:p text:style-name="P2">Look, this day has gotten off to a rocky start; a handicapped gentleman stole my bicycle.</text:p>
      <text:p text:style-name="P2">I swear it wasn't my fault, the ghost of Winston Churchill's cigar supplier tried to sell me a vacuum cleaner.</text:p>
      <text:p text:style-name="P2">I beg you a thousand pardons; a very old but self-aware Macintosh computer pulled me over in a stolen police car and demanded fellatio.</text:p>
      <text:p text:style-name="P2">Sorry I'm late; all the staff of Heathrow Terminal 4 put me in a Chinese finger trap.</text:p>
      <text:p text:style-name="P2">Who could believe it! Princess Peach spin kicked me in the collar bone.</text:p>
      <text:p text:style-name="P2">So I was minding my own business and boom! your Ghost Daddy tried to sell me life insurance.</text:p>
      <text:p text:style-name="P2">Don't blame me; the ghost of Sir John A McDonald's hair dresser made me find Jesus.</text:p>
      <text:p text:style-name="P2">Boy do I have a story for you; the offensive line of the `76 Dallas Cowboys beat me into submission.</text:p>
      <text:p text:style-name="P2">Sacra Merde! Get this: Sarah Palin tried to sell me real estate investments in Mexico.</text:p>
      <text:p text:style-name="P2">I couldn't be more apologetic but the little Asian kid from Indiana Jones came on to me.</text:p>
      <text:p text:style-name="P2">Holy Shit! Get this: my mom broke into my house.</text:p>
      <text:p text:style-name="P2">Oh my god! Kevin Spacey gave me a hickey.</text:p>
      <text:p text:style-name="P2">This isn't what it looks like; a solar energy lobbyist tried to sell me pork belly futures.</text:p>
      <text:p text:style-name="P2">Guess what happened?!? Raiden from Mortal Kombat hid my Trapper Keeper.</text:p>
      <text:p text:style-name="P2">The most unbelievable thing just happened; Dom DeLuise demanded investment advice of me.</text:p>
      <text:p text:style-name="P2">This is a terrible excuse but the editors of Mandatory.com ate my English Literature essay.</text:p>
      <text:p text:style-name="P2">I couldn't help it; a triceratops named Penelope made me vote for Khodos.</text:p>
      <text:p text:style-name="P2">I beg you a thousand pardons; Count Dracula made me vote for Khang.</text:p>
      <text:p text:style-name="P2">Blimey! Sorry I'm late guv'nha but Kevin McCallister's real life fake tarantula ran me over with a diesel backhoe.</text:p>
      <text:p text:style-name="P2">Please try to be reasonable; the US ambassador to Sweden tried to sell me real estate investments on Pluto.</text:p>
      <text:p text:style-name="P2">Holy Moses! Forrest Gump crapped in my gas tank.</text:p>
      <text:p text:style-name="P2"><text:soft-page-break/>Please forgive me; your Sky Daddy came on me.</text:p>
      <text:p text:style-name="P2">A funny thing happened on the way to the forum; Mayor McCheese demanded narcotics of me.</text:p>
      <text:p text:style-name="P2">Holy Moley Robin tried to kill me.</text:p>
      <text:p text:style-name="P2">Boy do I have a story for you; Tom Hanks tried to sell me a reverse mortgage.</text:p>
      <text:p text:style-name="P2">Sorry I'm late; Kevin Costner's stunt double came after me.</text:p>
      <text:p text:style-name="P2">I'm never usually like this; Chell from Portal forced me to convert to Islam at gun point.</text:p>
      <text:p text:style-name="P2">I feel terrible, but some players resting during a break in a very long cricket match made me golf in shoes filled with macaroni and cheese.</text:p>
      <text:p text:style-name="P2">Don't blame me; a Hasidic Jew tried to seduce me.</text:p>
      <text:p text:style-name="P2">I swear it wasn't my fault, the ghosts of the last winning Toronto Maple Leafs hockey team came on me.</text:p>
      <text:p text:style-name="P2">Sacra Merde! Get this: Rob Ford died right in front of me.</text:p>
      <text:p text:style-name="P2">I lost track of time because Linus Torvalds demanded narcotics of me.</text:p>
      <text:p text:style-name="P2">Look, this day has gotten off to a rocky start; a man with six fingers on his right hand hid my Trapper Keeper.</text:p>
      <text:p text:style-name="P2">I couldn't be more apologetic but the Spanish Inquisition gave me a hickey.</text:p>
      <text:p text:style-name="P2">I'm sorry but your mom ate my homework.</text:p>
      <text:p text:style-name="P2">So I was minding my own business and boom! a group of ISIS terrorists slept with my uncle.</text:p>
      <text:p text:style-name="P2">This is going to sound crazy but Thom of Finland came on to me.</text:p>
      <text:p text:style-name="P2">I couldn't go because Italian sprinter Irene Siragusa made me find Jesus.</text:p>
      <text:p text:style-name="P2">Oh my god! your imaginary Sky Friend tried to kill me.</text:p>
      <text:p text:style-name="P2">You're never going to believe this; Godzilla made me golf in shoes filled with macaroni and cheese.</text:p>
      <text:p text:style-name="P2">My bad; Sherlock Holmes' smarter brother tried to sell me real estate investments on Pluto.</text:p>
      <text:p text:style-name="P2">Holy Shit! Get this: the Roman Curia tried to sell me a vacuum cleaner.</text:p>
      <text:p text:style-name="P2">Who could believe it! the entire Roman Empire stole my bicycle.</text:p>
      <text:p text:style-name="P2">The most unbelievable thing just happened; Donald Trump stole my identity.</text:p>
      <text:p text:style-name="P2">Oh my gosh! Barrack Obama called me "Too gay to fly a kite," whatever that means.</text:p>
      <text:p text:style-name="P2">This isn't what it looks like; an angry mob of republicans tried to sell me a reverse mortgage.</text:p>
      <text:p text:style-name="P2">This is a terrible excuse but Spiderman ate my English Literature essay.</text:p>
      <text:p text:style-name="P2">Guess what happened?!? the entire Green party of Germany tried to sell me real estate investments in Mexico.</text:p>
      <text:p text:style-name="P2">It's not my fault! a British chap text messaged racial slurs from my phone.</text:p>
      <text:p text:style-name="P2">I apologize, however the ghost of Adolf Hitler ran me over with a diesel backhoe.</text:p>
      <text:p text:style-name="P2">So I was minding my own business and boom! the Flying Spaghetti Monster broke into my house.</text:p>
      <text:p text:style-name="P2"><text:soft-page-break/>Please forgive me; the inventor of the Slanket tried to sell me pork belly futures.</text:p>
      <text:p text:style-name="P2">I swear it wasn't my fault, the entire population of Norway came after me.</text:p>
      <text:p text:style-name="P2">I couldn't go because Batman put me in a Chinese finger trap.</text:p>
      <text:p text:style-name="P2">This isn't what it looks like; the Antea Cement company of Albania made me vote for Khang.</text:p>
      <text:p text:style-name="P2">The most unbelievable thing just happened; the surviving members of the Beatles crapped in my gas tank.</text:p>
      <text:p text:style-name="P2">I'm never usually like this; the clone of Adolf Hitler beat me into submission.</text:p>
      <text:p text:style-name="P2">This is a terrible excuse but the evil committee that demoted Pluto kept telling me knock knock jokes.</text:p>
      <text:p text:style-name="P2">It's not my fault! Albert Einstein tried to feed me to a carnivorous plant.</text:p>
      <text:p text:style-name="P2">I lost track of time because the entire Green Party of Canada spin kicked me in the collar bone.</text:p>
      <text:p text:style-name="P2">Please try to be reasonable; the entire population of Norway made me vote for Khodos.</text:p>
      <text:p text:style-name="P2">Holy Moley the ghost of Adolf Hitler died while trying to tell me the lethal, killer joke.</text:p>
      <text:p text:style-name="P2">Holy Moses! GlaDOS forced me to convert to Islam at gun point.</text:p>
      <text:p text:style-name="P2">I'm sorry but Barrack Obama tried to sell me life insurance.</text:p>
      <text:p text:style-name="P2">Don't blame me; Spiderman offered me a free Judo lesson.</text:p>
      <text:p text:style-name="P2">Guess what happened?!? the US ambassador to Sweden pulled me over in a stolen police car and demanded fellatio.</text:p>
      <text:p text:style-name="P2">This is going to sound crazy but a handicapped gentleman demanded investment advice of me.</text:p>
      <text:p text:style-name="P2">Look, this day has gotten off to a rocky start; Martha Stewart's nice-human-persona stunt double came after me.</text:p>
      <text:p text:style-name="P2">You're never going to believe this; Batman ate my English Literature essay.</text:p>
      <text:p text:style-name="P2">Holy Shit! Get this: the entire Roman Empire came on me.</text:p>
      <text:p text:style-name="P2">I couldn't help it; the entire Green party of Germany died while trying to tell me the lethal, killer joke.</text:p>
      <text:p text:style-name="P2">I couldn't be more apologetic but Princess Peach hid my Trapper Keeper.</text:p>
      <text:p text:style-name="P2">Oh my gosh! Godzilla demanded investment advice of me.</text:p>
      <text:p text:style-name="P2">Oh my god! Chell from Portal ate my English Literature essay.</text:p>
      <text:p text:style-name="P2">Sorry I'm late; Italian sprinter Irene Siragusa stole my bicycle.</text:p>
      <text:p text:style-name="P2">Boy do I have a story for you; the inventor of the Slanket text messaged racial slurs from my phone.</text:p>
      <text:p text:style-name="P2">My bad; the editors of Mandatory.com crapped in my gas tank.</text:p>
      <text:p text:style-name="P2">I feel terrible, but Raiden from Mortal Kombat stole my identity.</text:p>
      <text:p text:style-name="P2">I apologize, however a British chap pulled me over in a stolen police car and demanded fellatio.</text:p>
      <text:p text:style-name="P2">A funny thing happened on the way to the forum; Mayor McCheese tried to sell me a vacuum cleaner.</text:p>
      <text:p text:style-name="P2"><text:soft-page-break/>Blimey! Sorry I'm late guv'nha but the ghost of Margaret Thatcher beat me into submission.</text:p>
      <text:p text:style-name="P2">Sacra Merde! Get this: your Sky Daddy demanded narcotics of me.</text:p>
      <text:p text:style-name="P2">I beg you a thousand pardons; the entire population of Norway ran me over with a diesel backhoe.</text:p>
      <text:p text:style-name="P2">Who could believe it! Mayor McCheese tried to sell me a reverse mortgage.</text:p>
      <text:p text:style-name="P2">Holy Shit! Get this: Rob Ford demanded investment advice of me.</text:p>
      <text:p text:style-name="P2">Blimey! Sorry I'm late guv'nha but Kevin Ware's leg bone called me "Too gay to fly a kite," whatever that means.</text:p>
      <text:p text:style-name="P2">You're never going to believe this; the little Asian kid from Indiana Jones slept with my uncle.</text:p>
      <text:p text:style-name="P2">My bad; your mom tried to sell me pork belly futures.</text:p>
      <text:p text:style-name="P2">I couldn't help it; Scrooge McDuck hid my Trapper Keeper.</text:p>
      <text:p text:style-name="P2">This is going to sound crazy but Godzilla came on to me.</text:p>
      <text:p text:style-name="P2">Holy Moley Donald Trump's gross comb-over tried to sell me real estate investments in Mexico.</text:p>
      <text:p text:style-name="P2">Please forgive me; the Roman Curia made me golf in shoes filled with macaroni and cheese.</text:p>
      <text:p text:style-name="P2">I lost track of time because Albert Einstein tried to seduce me.</text:p>
      <text:p text:style-name="P2">Sacra Merde! Get this: Italian sprinter Irene Siragusa demanded narcotics of me.</text:p>
      <text:p text:style-name="P2">I'm sorry but the ghost of Sir John A McDonald's hair dresser made me vote for Khang.</text:p>
      <text:p text:style-name="P2">Oh my god! Batman kept telling me knock knock jokes.</text:p>
      <text:p text:style-name="P2">I beg you a thousand pardons; your Ghost Daddy died while trying to tell me the lethal, killer joke.</text:p>
      <text:p text:style-name="P2">This is a terrible excuse but a handicapped gentleman broke into my house.</text:p>
      <text:p text:style-name="P2">It's not my fault! Hillary Clinton stole my identity.</text:p>
      <text:p text:style-name="P2">I couldn't be more apologetic but Donald Trump died right in front of me.</text:p>
      <text:p text:style-name="P2">The most unbelievable thing just happened; Robin tried to kill me.</text:p>
      <text:p text:style-name="P2">This isn't what it looks like; a man with six fingers on his right hand tried to sell me a vacuum cleaner.</text:p>
      <text:p text:style-name="P2">Boy do I have a story for you; the ghosts of the last winning Toronto Maple Leafs hockey team tried to sell me life insurance.</text:p>
      <text:p text:style-name="P2">Please try to be reasonable; a Hasidic Jew crapped in my gas tank.</text:p>
      <text:p text:style-name="P2">I swear it wasn't my fault, Kevin Spacey beat me into submission.</text:p>
      <text:p text:style-name="P2">Don't blame me; the inventor of the Slanket came on me.</text:p>
      <text:p text:style-name="P2">Sorry I'm late; Barrack Obama offered me a free Judo lesson.</text:p>
      <text:p text:style-name="P2">I couldn't go because a solar energy lobbyist ate my homework.</text:p>
      <text:p text:style-name="P2">I apologize, however the Antea Cement company of Albania put me in a Chinese finger trap.</text:p>
      <text:p text:style-name="P2">Guess what happened?!? Count Dracula kept telling me knock knock jokes.</text:p>
      <text:p text:style-name="P2"><text:soft-page-break/>So I was minding my own business and boom! the ghost of Margaret Thatcher tried to sell me a vacuum cleaner.</text:p>
      <text:p text:style-name="P2">Who could believe it! the entire Green Party of Canada broke into my house.</text:p>
      <text:p text:style-name="P2">Holy Moses! Raiden from Mortal Kombat tried to sell me a reverse mortgage.</text:p>
      <text:p text:style-name="P2">Look, this day has gotten off to a rocky start; Thom of Finland tried to sell me real estate investments in Mexico.</text:p>
      <text:p text:style-name="P2">I feel terrible, but Scrooge McDuck offered me a free Judo lesson.</text:p>
      <text:p text:style-name="P2">A funny thing happened on the way to the forum; the inventor of the Slanket gave me a hickey.</text:p>
      <text:p text:style-name="P2">Oh my gosh! Hillary Clinton tried to sell me pork belly futures.</text:p>
      <text:p text:style-name="P2">I'm never usually like this; the entire Green party of Germany demanded narcotics of me.</text:p>
      <text:p text:style-name="P2">Guess what happened?!? the ghost of Sir John A McDonald's hair dresser hid my Trapper Keeper.</text:p>
      <text:p text:style-name="P2">I'm sorry but my mom called me "Too gay to fly a kite," whatever that means.</text:p>
      <text:p text:style-name="P2">This is a terrible excuse but Sherlock Holmes' smarter brother beat me into submission.</text:p>
      <text:p text:style-name="P2">Sacra Merde! Get this: Batman ate my homework.</text:p>
      <text:p text:style-name="P2">I couldn't be more apologetic but your imaginary Sky Friend forced me to convert to Islam at gun point.</text:p>
      <text:p text:style-name="P2">I'm never usually like this; the surviving members of the Beatles made me vote for Khodos.</text:p>
      <text:p text:style-name="P2">Please forgive me; GlaDOS tried to feed me to a carnivorous plant.</text:p>
      <text:p text:style-name="P2">Holy Moley Kevin Costner's stunt double ran me over with a diesel backhoe.</text:p>
      <text:p text:style-name="P2">I apologize, however Italian sprinter Irene Siragusa made me vote for Khang.</text:p>
      <text:p text:style-name="P2">I feel terrible, but the Spanish Inquisition stole my identity.</text:p>
      <text:p text:style-name="P2">Look, this day has gotten off to a rocky start; the ghost of Winston Churchill's cigar supplier pulled me over in a stolen police car and demanded fellatio.</text:p>
      <text:p text:style-name="P2">Please try to be reasonable; a British chap spin kicked me in the collar bone.</text:p>
      <text:p text:style-name="P2">I couldn't help it; your mom made me vote for Khodos.</text:p>
      <text:p text:style-name="P2">Sorry I'm late; Tom Hanks tried to feed me to a carnivorous plant.</text:p>
      <text:p text:style-name="P2">I couldn't go because Mayor McCheese text messaged racial slurs from my phone.</text:p>
      <text:p text:style-name="P2">Oh my gosh! the evil committee that demoted Pluto tried to sell me pork belly futures.</text:p>
      <text:p text:style-name="P2">Holy Shit! Get this: your Sky Daddy tried to sell me a vacuum cleaner.</text:p>
      <text:p text:style-name="P2">Boy do I have a story for you; the US ambassador to Sweden kept telling me knock knock jokes.</text:p>
      <text:p text:style-name="P2">My bad; Donald Trump's gross comb-over tried to kill me.</text:p>
      <text:p text:style-name="P2">It's not my fault! Albert Einstein demanded investment advice of me.</text:p>
      <text:p text:style-name="P2">Holy Shit! Get this: Kevin Ware's leg bone spin kicked me in the collar bone.</text:p>
      <text:p text:style-name="P2">Don't blame me; Kevin Spacey slept with my uncle.</text:p>
      <text:p text:style-name="P2"><text:soft-page-break/>I couldn't be more apologetic but some players resting during a break in a very long cricket match made me vote for Khang.</text:p>
      <text:p text:style-name="P2">Blimey! Sorry I'm late guv'nha but a group of ISIS terrorists made me golf in shoes filled with macaroni and cheese.</text:p>
      <text:p text:style-name="P2">I couldn't go because the ghost of Margaret Thatcher died right in front of me.</text:p>
      <text:p text:style-name="P2">Oh my gosh! Linus Torvalds forced me to convert to Islam at gun point.</text:p>
      <text:p text:style-name="P2">I couldn't help it; the offensive line of the `76 Dallas Cowboys tried to feed me to a carnivorous plant.</text:p>
      <text:p text:style-name="P2">I lost track of time because the clone of Adolf Hitler came on me.</text:p>
      <text:p text:style-name="P2">So I was minding my own business and boom! Chell from Portal text messaged racial slurs from my phone.</text:p>
      <text:p text:style-name="P2">Look, this day has gotten off to a rocky start; the entire Green Party of Canada hid my Trapper Keeper.</text:p>
      <text:p text:style-name="P2">I feel terrible, but Martha Stewart's nice-human-persona stunt double ran me over with a diesel backhoe.</text:p>
      <text:p text:style-name="P2">A funny thing happened on the way to the forum; all the staff of Heathrow Terminal 4 called me "Too gay to fly a kite," whatever that means.</text:p>
      <text:p text:style-name="P2">This is going to sound crazy but the little Asian kid from Indiana Jones tried to sell me a vacuum cleaner.</text:p>
      <text:p text:style-name="P2">This is a terrible excuse but an angry mob of republicans ate my English Literature essay.</text:p>
      <text:p text:style-name="P2">Sacra Merde! Get this: the entire population of Norway stole my bicycle.</text:p>
      <text:p text:style-name="P2">You're never going to believe this; Kevin McCallister's real life fake tarantula made me find Jesus.</text:p>
      <text:p text:style-name="P2">I swear it wasn't my fault, Donald Trump tried to sell me pork belly futures.</text:p>
      <text:p text:style-name="P2">Please forgive me; Count Dracula tried to sell me real estate investments in Mexico.</text:p>
      <text:p text:style-name="P2">Boy do I have a story for you; a very old but self-aware Macintosh computer ate my homework.</text:p>
      <text:p text:style-name="P2">I'm sorry but Rob Ford beat me into submission.</text:p>
      <text:p text:style-name="P2">I'm never usually like this; a solar energy lobbyist pulled me over in a stolen police car and demanded fellatio.</text:p>
      <text:p text:style-name="P2">Please try to be reasonable; a man with six fingers on his right hand tried to seduce me.</text:p>
      <text:p text:style-name="P2">It's not my fault! a handicapped gentleman stole my identity.</text:p>
      <text:p text:style-name="P2">The most unbelievable thing just happened; Dom DeLuise died while trying to tell me the lethal, killer joke.</text:p>
      <text:p text:style-name="P2">I beg you a thousand pardons; the Flying Spaghetti Monster came after me.</text:p>
      <text:p text:style-name="P2">My bad; the editors of Mandatory.com tried to sell me life insurance.</text:p>
      <text:p text:style-name="P2">Sorry I'm late; Godzilla demanded narcotics of me.</text:p>
      <text:p text:style-name="P2">Oh my god! the ghost of Adolf Hitler came on to me.</text:p>
      <text:p text:style-name="P2">This isn't what it looks like; a triceratops named Penelope put me in a Chinese finger trap.</text:p>
      <text:p text:style-name="P2"><text:soft-page-break/>Who could believe it! Thom of Finland broke into my house.</text:p>
      <text:p text:style-name="P2">Holy Moses! Sarah Palin crapped in my gas tank.</text:p>
      <text:p text:style-name="P2">Holy Moley the Antea Cement company of Albania gave me a hickey.</text:p>
      <text:p text:style-name="P2">Guess what happened?!? Forrest Gump made me vote for Khodos.</text:p>
      <text:p text:style-name="P2">I apologize, however Princess Peach tried to sell me real estate investments on Pluto.</text:p>
      <text:p text:style-name="P2">My bad; Raiden from Mortal Kombat offered me a free Judo lesson.</text:p>
      <text:p text:style-name="P2">The most unbelievable thing just happened; the entire Roman Empire tried to sell me a reverse mortgage.</text:p>
      <text:p text:style-name="P2">I'm sorry but your Ghost Daddy ate my homework.</text:p>
      <text:p text:style-name="P2">I beg you a thousand pardons; Robin made me find Jesus.</text:p>
      <text:p text:style-name="P2">I lost track of time because your Sky Daddy forced me to convert to Islam at gun point.</text:p>
      <text:p text:style-name="P2">I couldn't help it; Donald Trump demanded narcotics of me.</text:p>
      <text:p text:style-name="P2">Guess what happened?!? a triceratops named Penelope beat me into submission.</text:p>
      <text:p text:style-name="P2">I'm never usually like this; your mom crapped in my gas tank.</text:p>
      <text:p text:style-name="P2">Sacra Merde! Get this: some players resting during a break in a very long cricket match ate my English Literature essay.</text:p>
      <text:p text:style-name="P2">Holy Shit! Get this: the ghost of Winston Churchill's cigar supplier ran me over with a diesel backhoe.</text:p>
      <text:p text:style-name="P2">I apologize, however the Flying Spaghetti Monster gave me a hickey.</text:p>
      <text:p text:style-name="P2">Holy Moley the entire Roman Empire tried to sell me life insurance.</text:p>
      <text:p text:style-name="P2">Oh my god! the editors of Mandatory.com kept telling me knock knock jokes.</text:p>
      <text:p text:style-name="P2">A funny thing happened on the way to the forum; Kevin McCallister's real life fake tarantula tried to seduce me.</text:p>
      <text:p text:style-name="P2">So I was minding my own business and boom! an angry mob of republicans came after me.</text:p>
      <text:p text:style-name="P2">Boy do I have a story for you; Tom Hanks tried to sell me a vacuum cleaner.</text:p>
      <text:p text:style-name="P2">Holy Moses! the Roman Curia stole my identity.</text:p>
      <text:p text:style-name="P2">The most unbelievable thing just happened; Raiden from Mortal Kombat tried to sell me real estate investments in Mexico.</text:p>
      <text:p text:style-name="P2">This is going to sound crazy but Linus Torvalds slept with my uncle.</text:p>
      <text:p text:style-name="P2">Who could believe it! Donald Trump died while trying to tell me the lethal, killer joke.</text:p>
      <text:p text:style-name="P2">This is a terrible excuse but the clone of Adolf Hitler called me "Too gay to fly a kite," whatever that means.</text:p>
      <text:p text:style-name="P2">Please forgive me; a solar energy lobbyist tried to sell me pork belly futures.</text:p>
      <text:p text:style-name="P2">Look, this day has gotten off to a rocky start; the surviving members of the Beatles demanded investment advice of me.</text:p>
      <text:p text:style-name="P2">Oh my god! Martha Stewart's nice-human-persona stunt double made me vote for Khodos.</text:p>
      <text:p text:style-name="P2">This isn't what it looks like; all the staff of Heathrow Terminal 4 offered me a free Judo lesson.</text:p>
      <text:p text:style-name="P2"><text:soft-page-break/>My bad; the ghost of Margaret Thatcher hid my Trapper Keeper.</text:p>
      <text:p text:style-name="P2">Holy Shit! Get this: GlaDOS tried to kill me.</text:p>
      <text:p text:style-name="P2">I couldn't help it; the director of 101 Dalmations broke into my house.</text:p>
      <text:p text:style-name="P2">You're never going to believe this; Mayor McCheese tried to sell me a reverse mortgage.</text:p>
      <text:p text:style-name="P2">I beg you a thousand pardons; the Spanish Inquisition text messaged racial slurs from my phone.</text:p>
      <text:p text:style-name="P2">I'm never usually like this; your imaginary Sky Friend tried to sell me real estate investments on Pluto.</text:p>
      <text:p text:style-name="P2">I lost track of time because my mom came on to me.</text:p>
      <text:p text:style-name="P2">I'm sorry but the inventor of the Slanket put me in a Chinese finger trap.</text:p>
      <text:p text:style-name="P2">I feel terrible, but a British chap died right in front of me.</text:p>
      <text:p text:style-name="P2">Oh my gosh! Kevin Costner's stunt double stole my bicycle.</text:p>
      <text:p text:style-name="P2">Please try to be reasonable; your imaginary Sky Friend made me golf in shoes filled with macaroni and cheese.</text:p>
      <text:p text:style-name="P2">Holy Moley the ghosts of the last winning Toronto Maple Leafs hockey team tried to feed me to a carnivorous plant.</text:p>
      <text:p text:style-name="P2">I couldn't go because some players resting during a break in a very long cricket match came on me.</text:p>
      <text:p text:style-name="P2">Don't blame me; a man with six fingers on his right hand pulled me over in a stolen police car and demanded fellatio.</text:p>
      <text:p text:style-name="P2">I swear it wasn't my fault, Dom DeLuise made me vote for Khang.</text:p>
      <text:p text:style-name="P2">Sacra Merde! Get this: the entire population of Norway spin kicked me in the collar bone.</text:p>
      <text:p text:style-name="P2">Blimey! Sorry I'm late guv'nha but the editors of Mandatory.com tried to sell me pork belly futures.</text:p>
      <text:p text:style-name="P2">Sorry I'm late; Sarah Palin forced me to convert to Islam at gun point.</text:p>
      <text:p text:style-name="P2">I couldn't be more apologetic but Scrooge McDuck made me golf in shoes filled with macaroni and cheese.</text:p>
      <text:p text:style-name="P2">This isn't what it looks like; the clone of Adolf Hitler made me vote for Khodos.</text:p>
      <text:p text:style-name="P2">I beg you a thousand pardons; the offensive line of the `76 Dallas Cowboys slept with my uncle.</text:p>
      <text:p text:style-name="P2">Holy Shit! Get this: your mom hid my Trapper Keeper.</text:p>
      <text:p text:style-name="P2">A funny thing happened on the way to the forum; a triceratops named Penelope tried to sell me real estate investments on Pluto.</text:p>
      <text:p text:style-name="P2">Guess what happened?!? the ghost of Margaret Thatcher came on to me.</text:p>
      <text:p text:style-name="P2">Don't blame me; your Sky Daddy kept telling me knock knock jokes.</text:p>
      <text:p text:style-name="P2">I'm sorry but the entire Green Party of Canada pulled me over in a stolen police car and demanded fellatio.</text:p>
      <text:p text:style-name="P2">This is a terrible excuse but the evil committee that demoted Pluto demanded investment advice of me.</text:p>
      <text:p text:style-name="P2"><text:soft-page-break/>Please forgive me; a solar energy lobbyist tried to sell me real estate investments in Mexico.</text:p>
      <text:p text:style-name="P2">You're never going to believe this; Forrest Gump stole my bicycle.</text:p>
      <text:p text:style-name="P2">It's not my fault! the director of 101 Dalmations made me vote for Khang.</text:p>
      <text:p text:style-name="P2">I feel terrible, but a Hasidic Jew tried to sell me a reverse mortgage.</text:p>
      <text:p text:style-name="P2">The most unbelievable thing just happened; the Antea Cement company of Albania tried to kill me.</text:p>
      <text:p text:style-name="P2">Boy do I have a story for you; a British chap ate my English Literature essay.</text:p>
      <text:p text:style-name="P2">I couldn't help it; the surviving members of the Beatles broke into my house.</text:p>
      <text:p text:style-name="P2">Holy Moses! Kevin Ware's leg bone died right in front of me.</text:p>
      <text:p text:style-name="P2">Sorry I'm late; Kevin McCallister's real life fake tarantula offered me a free Judo lesson.</text:p>
      <text:p text:style-name="P2">Please try to be reasonable; Donald Trump's gross comb-over stole my identity.</text:p>
      <text:p text:style-name="P2">Holy Moley the Spanish Inquisition beat me into submission.</text:p>
      <text:p text:style-name="P2">Sacra Merde! Get this: Hillary Clinton came after me.</text:p>
      <text:p text:style-name="P2">I'm never usually like this; Italian sprinter Irene Siragusa came on me.</text:p>
      <text:p text:style-name="P2">Oh my god! the Roman Curia tried to sell me a vacuum cleaner.</text:p>
      <text:p text:style-name="P2">Blimey! Sorry I'm late guv'nha but a very old but self-aware Macintosh computer demanded narcotics of me.</text:p>
      <text:p text:style-name="P2">Who could believe it! Sherlock Holmes' smarter brother crapped in my gas tank.</text:p>
      <text:p text:style-name="P2">This is going to sound crazy but Count Dracula ate my homework.</text:p>
      <text:p text:style-name="P2">Look, this day has gotten off to a rocky start; Kevin Costner's stunt double put me in a Chinese finger trap.</text:p>
      <text:p text:style-name="P2">I couldn't go because the Flying Spaghetti Monster ran me over with a diesel backhoe.</text:p>
      <text:p text:style-name="P2">I lost track of time because all the staff of Heathrow Terminal 4 text messaged racial slurs from my phone.</text:p>
      <text:p text:style-name="P2">My bad; Mayor McCheese spin kicked me in the collar bone.</text:p>
      <text:p text:style-name="P2">So I was minding my own business and boom! your mom gave me a hickey.</text:p>
      <text:p text:style-name="P2">I apologize, however the little Asian kid from Indiana Jones tried to seduce me.</text:p>
      <text:p text:style-name="P2">I swear it wasn't my fault, Dom DeLuise called me "Too gay to fly a kite," whatever that means.</text:p>
      <text:p text:style-name="P2">Oh my gosh! Hillary Clinton tried to feed me to a carnivorous plant.</text:p>
      <text:p text:style-name="P2">I couldn't be more apologetic but the Flying Spaghetti Monster made me find Jesus.</text:p>
      <text:p text:style-name="P2">I couldn't help it; the Spanish Inquisition tried to sell me life insurance.</text:p>
      <text:p text:style-name="P2">Boy do I have a story for you; Godzilla died while trying to tell me the lethal, killer joke.</text:p>
      <text:p text:style-name="P2">Holy Moses! the offensive line of the `76 Dallas Cowboys hid my Trapper Keeper.</text:p>
      <text:p text:style-name="P2">Blimey! Sorry I'm late guv'nha but Sarah Palin died while trying to tell me the lethal, killer joke.</text:p>
      <text:p text:style-name="P2">I apologize, however the ghosts of the last winning Toronto Maple Leafs hockey team ate my homework.</text:p>
      <text:p text:style-name="P2">This isn't what it looks like; a handicapped gentleman tried to sell me pork belly futures.</text:p>
      <text:p text:style-name="P2"><text:soft-page-break/>You're never going to believe this; Albert Einstein came on to me.</text:p>
      <text:p text:style-name="P2">It's not my fault! your Ghost Daddy tried to seduce me.</text:p>
      <text:p text:style-name="P2">Sacra Merde! Get this: a British chap came on me.</text:p>
      <text:p text:style-name="P2">I swear it wasn't my fault, the ghost of Adolf Hitler died right in front of me.</text:p>
      <text:p text:style-name="P2">This is a terrible excuse but the Spanish Inquisition slept with my uncle.</text:p>
      <text:p text:style-name="P2">I feel terrible, but all the staff of Heathrow Terminal 4 made me vote for Khang.</text:p>
      <text:p text:style-name="P2">Holy Moley the ghost of Winston Churchill's cigar supplier demanded narcotics of me.</text:p>
      <text:p text:style-name="P2">Oh my god! Princess Peach tried to sell me a reverse mortgage.</text:p>
      <text:p text:style-name="P2">Look, this day has gotten off to a rocky start; the Flying Spaghetti Monster tried to sell me life insurance.</text:p>
      <text:p text:style-name="P2">So I was minding my own business and boom! a group of ISIS terrorists called me "Too gay to fly a kite," whatever that means.</text:p>
      <text:p text:style-name="P2">My bad; your mom slept with my uncle.</text:p>
      <text:p text:style-name="P2">This is going to sound crazy but the entire Roman Empire spin kicked me in the collar bone.</text:p>
      <text:p text:style-name="P2">I beg you a thousand pardons; some players resting during a break in a very long cricket match made me vote for Khang.</text:p>
      <text:p text:style-name="P2">A funny thing happened on the way to the forum; the clone of Adolf Hitler made me golf in shoes filled with macaroni and cheese.</text:p>
      <text:p text:style-name="P2">Guess what happened?!? the US ambassador to Sweden put me in a Chinese finger trap.</text:p>
      <text:p text:style-name="P2">Oh my gosh! Count Dracula text messaged racial slurs from my phone.</text:p>
      <text:p text:style-name="P2">I lost track of time because Kevin Costner's stunt double pulled me over in a stolen police car and demanded fellatio.</text:p>
      <text:p text:style-name="P2">I couldn't be more apologetic but Kevin Ware's leg bone beat me into submission.</text:p>
      <text:p text:style-name="P2">Please try to be reasonable; the ghosts of the last winning Toronto Maple Leafs hockey team tried to feed me to a carnivorous plant.</text:p>
      <text:p text:style-name="P2">Boy do I have a story for you; Sarah Palin tried to sell me a reverse mortgage.</text:p>
      <text:p text:style-name="P2">I lost track of time because Barrack Obama came on to me.</text:p>
      <text:p text:style-name="P2">Please try to be reasonable; Mayor McCheese crapped in my gas tank.</text:p>
      <text:p text:style-name="P2">I'm sorry but Sherlock Holmes' smarter brother tried to sell me life insurance.</text:p>
      <text:p text:style-name="P2">Guess what happened?!? Robin made me find Jesus.</text:p>
      <text:p text:style-name="P2">This is going to sound crazy but GlaDOS died while trying to tell me the lethal, killer joke.</text:p>
      <text:p text:style-name="P2">Blimey! Sorry I'm late guv'nha but a very old but self-aware Macintosh computer made me vote for Khodos.</text:p>
      <text:p text:style-name="P2">Please forgive me; your imaginary Sky Friend tried to kill me.</text:p>
      <text:p text:style-name="P2">I feel terrible, but Chell from Portal stole my identity.</text:p>
      <text:p text:style-name="P2">I apologize, however the ghost of Margaret Thatcher ate my English Literature essay.</text:p>
      <text:p text:style-name="P2">Oh my gosh! Spiderman demanded narcotics of me.</text:p>
      <text:p text:style-name="P2"><text:soft-page-break/>Oh my god! a man with six fingers on his right hand text messaged racial slurs from my phone.</text:p>
      <text:p text:style-name="P2">You're never going to believe this; Kevin McCallister's real life fake tarantula died right in front of me.</text:p>
      <text:p text:style-name="P2">It's not my fault! my mom came after me.</text:p>
      <text:p text:style-name="P2">A funny thing happened on the way to the forum; Scrooge McDuck made me golf in shoes filled with macaroni and cheese.</text:p>
      <text:p text:style-name="P2">The most unbelievable thing just happened; the entire population of Norway forced me to convert to Islam at gun point.</text:p>
      <text:p text:style-name="P2">Holy Shit! Get this: Thom of Finland tried to sell me pork belly futures.</text:p>
      <text:p text:style-name="P2">I'm sorry but Italian sprinter Irene Siragusa slept with my uncle.</text:p>
      <text:p text:style-name="P2">I beg you a thousand pardons; Hillary Clinton made me vote for Khang.</text:p>
      <text:p text:style-name="P2">Sorry I'm late; the entire Green Party of Canada gave me a hickey.</text:p>
      <text:p text:style-name="P2">Blimey! Sorry I'm late guv'nha but the editors of Mandatory.com ate my English Literature essay.</text:p>
      <text:p text:style-name="P2">This isn't what it looks like; Batman hid my Trapper Keeper.</text:p>
      <text:p text:style-name="P2">Look, this day has gotten off to a rocky start; the little Asian kid from Indiana Jones demanded investment advice of me.</text:p>
      <text:p text:style-name="P2">Guess what happened?!? Forrest Gump ate my homework.</text:p>
      <text:p text:style-name="P2">My bad; Dom DeLuise tried to sell me real estate investments in Mexico.</text:p>
      <text:p text:style-name="P2">Who could believe it! the inventor of the Slanket tried to sell me life insurance.</text:p>
      <text:p text:style-name="P2">I feel terrible, but Kevin Spacey broke into my house.</text:p>
      <text:p text:style-name="P2">It's not my fault! Martha Stewart's nice-human-persona stunt double tried to sell me a vacuum cleaner.</text:p>
      <text:p text:style-name="P2">I couldn't help it; Rob Ford died while trying to tell me the lethal, killer joke.</text:p>
      <text:p text:style-name="P2">This is a terrible excuse but the entire Green party of Germany made me find Jesus.</text:p>
      <text:p text:style-name="P2">Holy Moses! the evil committee that demoted Pluto beat me into submission.</text:p>
      <text:p text:style-name="P2">Boy do I have a story for you; Donald Trump's gross comb-over pulled me over in a stolen police car and demanded fellatio.</text:p>
      <text:p text:style-name="P2">I couldn't be more apologetic but the ghost of Sir John A McDonald's hair dresser made me vote for Khodos.</text:p>
      <text:p text:style-name="P2">I swear it wasn't my fault, Albert Einstein called me "Too gay to fly a kite," whatever that means.</text:p>
      <text:p text:style-name="P2">Oh my god! the offensive line of the `76 Dallas Cowboys stole my identity.</text:p>
      <text:p text:style-name="P2">Please try to be reasonable; Raiden from Mortal Kombat kept telling me knock knock jokes.</text:p>
      <text:p text:style-name="P2">I couldn't be more apologetic but your Sky Daddy tried to seduce me.</text:p>
      <text:p text:style-name="P2">The most unbelievable thing just happened; a handicapped gentleman ran me over with a diesel backhoe.</text:p>
      <text:p text:style-name="P2">I'm sorry but a triceratops named Penelope tried to sell me a reverse mortgage.</text:p>
      <text:p text:style-name="P2"><text:soft-page-break/>I beg you a thousand pardons; the director of 101 Dalmations put me in a Chinese finger trap.</text:p>
      <text:p text:style-name="P2">This is going to sound crazy but Tom Hanks tried to sell me real estate investments on Pluto.</text:p>
      <text:p text:style-name="P2">This isn't what it looks like; a solar energy lobbyist demanded narcotics of me.</text:p>
      <text:p text:style-name="P2">Look, this day has gotten off to a rocky start; the surviving members of the Beatles crapped in my gas tank.</text:p>
      <text:p text:style-name="P2">I couldn't go because your Ghost Daddy offered me a free Judo lesson.</text:p>
      <text:p text:style-name="P2">Please try to be reasonable; the Roman Curia stole my bicycle.</text:p>
      <text:p text:style-name="P2">My bad; the Antea Cement company of Albania came on me.</text:p>
      <text:p text:style-name="P2">Holy Moses! Godzilla came on to me.</text:p>
      <text:p text:style-name="P2">Guess what happened?!? Linus Torvalds tried to feed me to a carnivorous plant.</text:p>
      <text:p text:style-name="P2">Sacra Merde! Get this: Donald Trump tried to kill me.</text:p>
      <text:p text:style-name="P2">Don't blame me; an angry mob of republicans spin kicked me in the collar bone.</text:p>
      <text:p text:style-name="P2">I lost track of time because a Hasidic Jew tried to sell me life insurance.</text:p>
      <text:p text:style-name="P2">Oh my gosh! a group of ISIS terrorists forced me to convert to Islam at gun point.</text:p>
      <text:p text:style-name="P2">Who could believe it! Spiderman gave me a hickey.</text:p>
      <text:p text:style-name="P2">This isn't what it looks like; the ghost of Margaret Thatcher ran me over with a diesel backhoe.</text:p>
      <text:p text:style-name="P2">You're never going to believe this; the director of 101 Dalmations made me vote for Khodos.</text:p>
      <text:p text:style-name="P2">So I was minding my own business and boom! the entire Green Party of Canada hid my Trapper Keeper.</text:p>
      <text:p text:style-name="P2">Boy do I have a story for you; Count Dracula broke into my house.</text:p>
      <text:p text:style-name="P2">I beg you a thousand pardons; an angry mob of republicans died while trying to tell me the lethal, killer joke.</text:p>
      <text:p text:style-name="P2">Holy Moley Scrooge McDuck demanded narcotics of me.</text:p>
      <text:p text:style-name="P2">This is a terrible excuse but Martha Stewart's nice-human-persona stunt double made me find Jesus.</text:p>
      <text:p text:style-name="P2">I couldn't help it; Kevin Spacey tried to sell me real estate investments in Mexico.</text:p>
      <text:p text:style-name="P2">I'm never usually like this; the Spanish Inquisition put me in a Chinese finger trap.</text:p>
      <text:p text:style-name="P2">This is going to sound crazy but the little Asian kid from Indiana Jones came after me.</text:p>
      <text:p text:style-name="P2">Holy Shit! Get this: GlaDOS stole my identity.</text:p>
      <text:p text:style-name="P2">I'm sorry but a handicapped gentleman called me "Too gay to fly a kite," whatever that means.</text:p>
      <text:p text:style-name="P2">I apologize, however Forrest Gump tried to sell me a vacuum cleaner.</text:p>
      <text:p text:style-name="P2">Blimey! Sorry I'm late guv'nha but an angry mob of republicans tried to feed me to a carnivorous plant.</text:p>
      <text:p text:style-name="P2">I swear it wasn't my fault, all the staff of Heathrow Terminal 4 pulled me over in a stolen police car and demanded fellatio.</text:p>
      <text:p text:style-name="P2"><text:soft-page-break/>A funny thing happened on the way to the forum; Godzilla came on me.</text:p>
      <text:p text:style-name="P2">The most unbelievable thing just happened; Sherlock Holmes' smarter brother tried to sell me real estate investments on Pluto.</text:p>
      <text:p text:style-name="P2">I couldn't be more apologetic but the ghosts of the last winning Toronto Maple Leafs hockey team demanded investment advice of me.</text:p>
      <text:p text:style-name="P2">Please forgive me; the entire Green party of Germany spin kicked me in the collar bone.</text:p>
      <text:p text:style-name="P2">It's not my fault! the US ambassador to Sweden tried to sell me a reverse mortgage.</text:p>
      <text:p text:style-name="P2">I feel terrible, but the editors of Mandatory.com beat me into submission.</text:p>
      <text:p text:style-name="P2">Please try to be reasonable; the little Asian kid from Indiana Jones made me vote for Khang.</text:p>
      <text:p text:style-name="P2">Holy Moses! the Spanish Inquisition slept with my uncle.</text:p>
      <text:p text:style-name="P2">Oh my god! a man with six fingers on his right hand died right in front of me.</text:p>
      <text:p text:style-name="P2">Holy Moley the Flying Spaghetti Monster stole my bicycle.</text:p>
      <text:p text:style-name="P2">I'm never usually like this; Chell from Portal kept telling me knock knock jokes.</text:p>
      <text:p text:style-name="P2">Boy do I have a story for you; Princess Peach offered me a free Judo lesson.</text:p>
      <text:p text:style-name="P2">I lost track of time because the Roman Curia ate my homework.</text:p>
      <text:p text:style-name="P2">Sorry I'm late; the Antea Cement company of Albania came on to me.</text:p>
      <text:p text:style-name="P2">It's not my fault! Dom DeLuise tried to sell me pork belly futures.</text:p>
      <text:p text:style-name="P2">This isn't what it looks like; Forrest Gump tried to kill me.</text:p>
      <text:p text:style-name="P2">Holy Shit! Get this: Martha Stewart's nice-human-persona stunt double text messaged racial slurs from my phone.</text:p>
      <text:p text:style-name="P2">I feel terrible, but Hillary Clinton crapped in my gas tank.</text:p>
      <text:p text:style-name="P2">Guess what happened?!? my mom made me golf in shoes filled with macaroni and cheese.</text:p>
      <text:p text:style-name="P2">Sacra Merde! Get this: a solar energy lobbyist ate my English Literature essay.</text:p>
      <text:p text:style-name="P2">Don't blame me; Albert Einstein tried to seduce me.</text:p>
      <text:p text:style-name="P2">I couldn't help it; the entire Green Party of Canada put me in a Chinese finger trap.</text:p>
      <text:p text:style-name="P2">I swear it wasn't my fault, the ghost of Sir John A McDonald's hair dresser tried to sell me real estate investments on Pluto.</text:p>
      <text:p text:style-name="P2">So I was minding my own business and boom! Donald Trump ate my English Literature essay.</text:p>
      <text:p text:style-name="P2">You're never going to believe this; the evil committee that demoted Pluto hid my Trapper Keeper.</text:p>
      <text:p text:style-name="P2">I'm sorry but a very old but self-aware Macintosh computer offered me a free Judo lesson.</text:p>
      <text:p text:style-name="P2">I apologize, however a Hasidic Jew text messaged racial slurs from my phone.</text:p>
      <text:p text:style-name="P2">I couldn't be more apologetic but your mom crapped in my gas tank.</text:p>
      <text:p text:style-name="P2">A funny thing happened on the way to the forum; your Ghost Daddy came on to me.</text:p>
      <text:p text:style-name="P2">Blimey! Sorry I'm late guv'nha but Sarah Palin kept telling me knock knock jokes.</text:p>
      <text:p text:style-name="P2">I beg you a thousand pardons; a solar energy lobbyist came on me.</text:p>
      <text:p text:style-name="P2"><text:soft-page-break/>The most unbelievable thing just happened; Sherlock Holmes' smarter brother demanded narcotics of me.</text:p>
      <text:p text:style-name="P2">My bad; the surviving members of the Beatles tried to sell me life insurance.</text:p>
      <text:p text:style-name="P2">Look, this day has gotten off to a rocky start; the clone of Adolf Hitler tried to sell me a vacuum cleaner.</text:p>
      <text:p text:style-name="P2">I couldn't go because Linus Torvalds slept with my uncle.</text:p>
      <text:p text:style-name="P2">This is a terrible excuse but the ghost of Sir John A McDonald's hair dresser broke into my house.</text:p>
      <text:p text:style-name="P2">Please forgive me; Count Dracula gave me a hickey.</text:p>
      <text:p text:style-name="P2">Who could believe it! the ghosts of the last winning Toronto Maple Leafs hockey team spin kicked me in the collar bone.</text:p>
      <text:p text:style-name="P2">Oh my gosh! Godzilla ate my homework.</text:p>
      <text:p text:style-name="P2">This is going to sound crazy but a very old but self-aware Macintosh computer beat me into submission.</text:p>
      <text:p text:style-name="P2">This is a terrible excuse but an angry mob of republicans called me "Too gay to fly a kite," whatever that means.</text:p>
      <text:p text:style-name="P2">Blimey! Sorry I'm late guv'nha but Barrack Obama came after me.</text:p>
      <text:p text:style-name="P2">I beg you a thousand pardons; the ghost of Margaret Thatcher forced me to convert to Islam at gun point.</text:p>
      <text:p text:style-name="P2">You're never going to believe this; Princess Peach ran me over with a diesel backhoe.</text:p>
      <text:p text:style-name="P2">I'm never usually like this; Sherlock Holmes' smarter brother demanded narcotics of me.</text:p>
      <text:p text:style-name="P2">My bad; Chell from Portal offered me a free Judo lesson.</text:p>
      <text:p text:style-name="P2">Boy do I have a story for you; some players resting during a break in a very long cricket match made me find Jesus.</text:p>
      <text:p text:style-name="P2">A funny thing happened on the way to the forum; a Hasidic Jew text messaged racial slurs from my phone.</text:p>
      <text:p text:style-name="P2">I'm sorry but the inventor of the Slanket crapped in my gas tank.</text:p>
      <text:p text:style-name="P2">This is going to sound crazy but Raiden from Mortal Kombat tried to sell me a reverse mortgage.</text:p>
      <text:p text:style-name="P2">I feel terrible, but Sarah Palin demanded investment advice of me.</text:p>
      <text:p text:style-name="P2">I lost track of time because the entire Roman Empire tried to kill me.</text:p>
      <text:p text:style-name="P2">Oh my god! Kevin Spacey died right in front of me.</text:p>
      <text:p text:style-name="P2">Holy Moley the entire Green Party of Canada stole my identity.</text:p>
      <text:p text:style-name="P2">The most unbelievable thing just happened; your imaginary Sky Friend stole my bicycle.</text:p>
      <text:p text:style-name="P2">This isn't what it looks like; your mom came on to me.</text:p>
      <text:p text:style-name="P2">I couldn't be more apologetic but your Ghost Daddy made me vote for Khang.</text:p>
      <text:p text:style-name="P2">Sacra Merde! Get this: Martha Stewart's nice-human-persona stunt double tried to seduce me.</text:p>
      <text:p text:style-name="P2">Don't blame me; the surviving members of the Beatles called me "Too gay to fly a kite," whatever that means.</text:p>
      <text:p text:style-name="P2">Who could believe it! Donald Trump died while trying to tell me the lethal, killer joke.</text:p>
      <text:p text:style-name="P2"><text:soft-page-break/>Holy Shit! Get this: Mayor McCheese ate my English Literature essay.</text:p>
      <text:p text:style-name="P2">Guess what happened?!? a British chap tried to feed me to a carnivorous plant.</text:p>
      <text:p text:style-name="P2">Sorry I'm late; a solar energy lobbyist pulled me over in a stolen police car and demanded fellatio.</text:p>
      <text:p text:style-name="P2">It's not my fault! Albert Einstein beat me into submission.</text:p>
      <text:p text:style-name="P2">Please forgive me; the Flying Spaghetti Monster kept telling me knock knock jokes.</text:p>
      <text:p text:style-name="P2">Look, this day has gotten off to a rocky start; Hillary Clinton put me in a Chinese finger trap.</text:p>
      <text:p text:style-name="P2">I couldn't help it; the evil committee that demoted Pluto spin kicked me in the collar bone.</text:p>
      <text:p text:style-name="P2">Please try to be reasonable; Kevin Costner's stunt double gave me a hickey.</text:p>
      <text:p text:style-name="P2">I swear it wasn't my fault, a triceratops named Penelope slept with my uncle.</text:p>
      <text:p text:style-name="P2">I apologize, however a man with six fingers on his right hand tried to sell me real estate investments in Mexico.</text:p>
      <text:p text:style-name="P2">Oh my gosh! the little Asian kid from Indiana Jones ate my homework.</text:p>
      <text:p text:style-name="P2">So I was minding my own business and boom! my mom tried to sell me a vacuum cleaner.</text:p>
      <text:p text:style-name="P2">Holy Moses! a handicapped gentleman made me vote for Khodos.</text:p>
      <text:p text:style-name="P2">I couldn't go because the entire population of Norway came on me.</text:p>
      <text:p text:style-name="P2">Boy do I have a story for you; the Spanish Inquisition made me golf in shoes filled with macaroni and cheese.</text:p>
      <text:p text:style-name="P2">I apologize, however your Sky Daddy tried to sell me real estate investments on Pluto.</text:p>
      <text:p text:style-name="P2">I feel terrible, but the editors of Mandatory.com tried to sell me pork belly futures.</text:p>
      <text:p text:style-name="P2">I swear it wasn't my fault, the director of 101 Dalmations broke into my house.</text:p>
      <text:p text:style-name="P2">Holy Shit! Get this: the entire Roman Empire hid my Trapper Keeper.</text:p>
      <text:p text:style-name="P2">Please try to be reasonable; Linus Torvalds tried to sell me life insurance.</text:p>
      <text:p text:style-name="P2">Holy Moses! Martha Stewart's nice-human-persona stunt double tried to sell me real estate investments in Mexico.</text:p>
      <text:p text:style-name="P2">Guess what happened?!? the evil committee that demoted Pluto offered me a free Judo lesson.</text:p>
      <text:p text:style-name="P2">Don't blame me; some players resting during a break in a very long cricket match called me "Too gay to fly a kite," whatever that means.</text:p>
      <text:p text:style-name="P2">My bad; Sherlock Holmes' smarter brother tried to sell me pork belly futures.</text:p>
      <text:p text:style-name="P2">I'm never usually like this; Batman crapped in my gas tank.</text:p>
      <text:p text:style-name="P2">Oh my god! the ghost of Winston Churchill's cigar supplier tried to sell me a vacuum cleaner.</text:p>
      <text:p text:style-name="P2">Holy Moley the clone of Adolf Hitler came on to me.</text:p>
      <text:p text:style-name="P2">I couldn't be more apologetic but your imaginary Sky Friend tried to sell me a reverse mortgage.</text:p>
      <text:p text:style-name="P2">The most unbelievable thing just happened; the ghost of Adolf Hitler kept telling me knock knock jokes.</text:p>
      <text:p text:style-name="P2"><text:soft-page-break/>I couldn't go because a solar energy lobbyist ran me over with a diesel backhoe.</text:p>
      <text:p text:style-name="P2">This is a terrible excuse but Donald Trump's gross comb-over made me vote for Khang.</text:p>
      <text:p text:style-name="P2">I beg you a thousand pardons; Spiderman demanded narcotics of me.</text:p>
      <text:p text:style-name="P2">The most unbelievable thing just happened; the entire Green party of Germany broke into my house.</text:p>
      <text:p text:style-name="P2">This is going to sound crazy but Albert Einstein stole my identity.</text:p>
      <text:p text:style-name="P2">Holy Moses! Donald Trump died while trying to tell me the lethal, killer joke.</text:p>
      <text:p text:style-name="P2">Holy Moley Kevin Costner's stunt double text messaged racial slurs from my phone.</text:p>
      <text:p text:style-name="P2">Please forgive me; the Roman Curia demanded investment advice of me.</text:p>
      <text:p text:style-name="P2">Sorry I'm late; a Hasidic Jew ate my English Literature essay.</text:p>
      <text:p text:style-name="P2">Oh my gosh! Mayor McCheese tried to sell me real estate investments on Pluto.</text:p>
      <text:p text:style-name="P2">I'm sorry but a triceratops named Penelope put me in a Chinese finger trap.</text:p>
      <text:p text:style-name="P2">Sacra Merde! Get this: Chell from Portal came after me.</text:p>
      <text:p text:style-name="P2">This is a terrible excuse but the editors of Mandatory.com tried to feed me to a carnivorous plant.</text:p>
      <text:p text:style-name="P2">Oh my god! Count Dracula forced me to convert to Islam at gun point.</text:p>
      <text:p text:style-name="P2">I couldn't be more apologetic but Scrooge McDuck made me vote for Khodos.</text:p>
      <text:p text:style-name="P2">It's not my fault! the Flying Spaghetti Monster ate my homework.</text:p>
      <text:p text:style-name="P2">I feel terrible, but the Antea Cement company of Albania slept with my uncle.</text:p>
      <text:p text:style-name="P2">My bad; Kevin McCallister's real life fake tarantula tried to kill me.</text:p>
      <text:p text:style-name="P2">Boy do I have a story for you; Kevin Spacey stole my bicycle.</text:p>
      <text:p text:style-name="P2">Sorry I'm late; the ghost of Sir John A McDonald's hair dresser made me find Jesus.</text:p>
      <text:p text:style-name="P2">Holy Shit! Get this: the ghost of Margaret Thatcher tried to sell me life insurance.</text:p>
      <text:p text:style-name="P2">I feel terrible, but Robin beat me into submission.</text:p>
      <text:p text:style-name="P2">Don't blame me; a handicapped gentleman came on me.</text:p>
      <text:p text:style-name="P2">I couldn't help it; Princess Peach gave me a hickey.</text:p>
      <text:p text:style-name="P2">Holy Moses! your Sky Daddy hid my Trapper Keeper.</text:p>
      <text:p text:style-name="P2">It's not my fault! Kevin Ware's leg bone pulled me over in a stolen police car and demanded fellatio.</text:p>
      <text:p text:style-name="P2">Boy do I have a story for you; your Ghost Daddy tried to seduce me.</text:p>
      <text:p text:style-name="P2">Oh my gosh! Thom of Finland made me golf in shoes filled with macaroni and cheese.</text:p>
      <text:p text:style-name="P2">Look, this day has gotten off to a rocky start; GlaDOS died right in front of me.</text:p>
      <text:p text:style-name="P2">My bad; my mom spin kicked me in the collar bone.</text:p>
      <text:p text:style-name="P2">I beg you a thousand pardons; the entire population of Norway gave me a hickey.</text:p>
      <text:p text:style-name="P2">This is going to sound crazy but your mom pulled me over in a stolen police car and demanded fellatio.</text:p>
      <text:p text:style-name="P2">The most unbelievable thing just happened; Hillary Clinton kept telling me knock knock jokes.</text:p>
      <text:p text:style-name="P2">I'm never usually like this; the ghosts of the last winning Toronto Maple Leafs hockey team beat me into submission.</text:p>
      <text:p text:style-name="P2"><text:soft-page-break/>You're never going to believe this; the US ambassador to Sweden hid my Trapper Keeper.</text:p>
      <text:p text:style-name="P2">This isn't what it looks like; Barrack Obama demanded investment advice of me.</text:p>
      <text:p text:style-name="P2">Guess what happened?!? Godzilla stole my identity.</text:p>
      <text:p text:style-name="P2">This is a terrible excuse but Forrest Gump tried to feed me to a carnivorous plant.</text:p>
      <text:p text:style-name="P2">A funny thing happened on the way to the forum; an angry mob of republicans made me vote for Khodos.</text:p>
      <text:p text:style-name="P2">Please forgive me; Sarah Palin tried to sell me real estate investments in Mexico.</text:p>
      <text:p text:style-name="P2">I couldn't be more apologetic but all the staff of Heathrow Terminal 4 text messaged racial slurs from my phone.</text:p>
      <text:p text:style-name="P2">So I was minding my own business and boom! a British chap broke into my house.</text:p>
      <text:p text:style-name="P2">I swear it wasn't my fault, Tom Hanks forced me to convert to Islam at gun point.</text:p>
      <text:p text:style-name="P2">Blimey! Sorry I'm late guv'nha but a man with six fingers on his right hand made me golf in shoes filled with macaroni and cheese.</text:p>
      <text:p text:style-name="P2">I couldn't go because the offensive line of the `76 Dallas Cowboys crapped in my gas tank.</text:p>
      <text:p text:style-name="P2">Who could believe it! the inventor of the Slanket tried to kill me.</text:p>
      <text:p text:style-name="P2">Sacra Merde! Get this: Raiden from Mortal Kombat stole my bicycle.</text:p>
      <text:p text:style-name="P2">Holy Moley the Spanish Inquisition tried to sell me pork belly futures.</text:p>
      <text:p text:style-name="P2">I apologize, however Italian sprinter Irene Siragusa ate my English Literature essay.</text:p>
      <text:p text:style-name="P2">Please try to be reasonable; a group of ISIS terrorists made me find Jesus.</text:p>
      <text:p text:style-name="P2">I lost track of time because the entire Green Party of Canada tried to sell me a reverse mortgage.</text:p>
      <text:p text:style-name="P2">I'm sorry but the little Asian kid from Indiana Jones called me "Too gay to fly a kite," whatever that means.</text:p>
      <text:p text:style-name="P2">Oh my god! the surviving members of the Beatles put me in a Chinese finger trap.</text:p>
      <text:p text:style-name="P2">I feel terrible, but Dom DeLuise spin kicked me in the collar bone.</text:p>
      <text:p text:style-name="P2">Holy Shit! Get this: Rob Ford came on me.</text:p>
      <text:p text:style-name="P2">Oh my gosh! a very old but self-aware Macintosh computer put me in a Chinese finger trap.</text:p>
      <text:p text:style-name="P2">This is going to sound crazy but the Antea Cement company of Albania slept with my uncle.</text:p>
      <text:p text:style-name="P2">Sacra Merde! Get this: the ghost of Margaret Thatcher made me find Jesus.</text:p>
      <text:p text:style-name="P2">Please forgive me; Barrack Obama came after me.</text:p>
      <text:p text:style-name="P2">I lost track of time because the entire Green party of Germany tried to sell me real estate investments in Mexico.</text:p>
      <text:p text:style-name="P2">Holy Moses! the ghosts of the last winning Toronto Maple Leafs hockey team forced me to convert to Islam at gun point.</text:p>
      <text:p text:style-name="P2">I apologize, however a Hasidic Jew died while trying to tell me the lethal, killer joke.</text:p>
      <text:p text:style-name="P2">It's not my fault! Spiderman demanded investment advice of me.</text:p>
      <text:p text:style-name="P2"><text:soft-page-break/>I couldn't go because the entire Green Party of Canada ate my homework.</text:p>
      <text:p text:style-name="P2">My bad; all the staff of Heathrow Terminal 4 made me golf in shoes filled with macaroni and cheese.</text:p>
      <text:p text:style-name="P2">A funny thing happened on the way to the forum; Linus Torvalds beat me into submission.</text:p>
      <text:p text:style-name="P2">I'm sorry but Robin tried to kill me.</text:p>
      <text:p text:style-name="P2">Holy Moley a British chap broke into my house.</text:p>
      <text:p text:style-name="P2">Look, this day has gotten off to a rocky start; the inventor of the Slanket tried to feed me to a carnivorous plant.</text:p>
      <text:p text:style-name="P2">Please try to be reasonable; the Flying Spaghetti Monster crapped in my gas tank.</text:p>
      <text:p text:style-name="P2">A funny thing happened on the way to the forum; GlaDOS hid my Trapper Keeper.</text:p>
      <text:p text:style-name="P2">Please forgive me; an angry mob of republicans made me vote for Khang.</text:p>
      <text:p text:style-name="P2">It's not my fault! the ghost of Adolf Hitler tried to sell me life insurance.</text:p>
      <text:p text:style-name="P2">I apologize, however the offensive line of the `76 Dallas Cowboys tried to sell me pork belly futures.</text:p>
      <text:p text:style-name="P2">The most unbelievable thing just happened; the Spanish Inquisition stole my identity.</text:p>
      <text:p text:style-name="P2">I'm never usually like this; my mom spin kicked me in the collar bone.</text:p>
      <text:p text:style-name="P2">I lost track of time because some players resting during a break in a very long cricket match demanded narcotics of me.</text:p>
      <text:p text:style-name="P2">Oh my gosh! your Ghost Daddy tried to sell me a vacuum cleaner.</text:p>
      <text:p text:style-name="P2">This isn't what it looks like; the entire population of Norway kept telling me knock knock jokes.</text:p>
      <text:p text:style-name="P2">My bad; Donald Trump's gross comb-over came on to me.</text:p>
      <text:p text:style-name="P2">I couldn't be more apologetic but the ghost of Winston Churchill's cigar supplier ate my English Literature essay.</text:p>
      <text:p text:style-name="P2">Boy do I have a story for you; Kevin Costner's stunt double gave me a hickey.</text:p>
      <text:p text:style-name="P2">I beg you a thousand pardons; Tom Hanks tried to sell me real estate investments on Pluto.</text:p>
      <text:p text:style-name="P2">Oh my gosh! your Sky Daddy offered me a free Judo lesson.</text:p>
      <text:p text:style-name="P2">Sorry I'm late; Italian sprinter Irene Siragusa stole my bicycle.</text:p>
      <text:p text:style-name="P2">I couldn't go because a triceratops named Penelope spin kicked me in the collar bone.</text:p>
      <text:p text:style-name="P2">Who could believe it! the surviving members of the Beatles broke into my house.</text:p>
      <text:p text:style-name="P2">Holy Shit! Get this: your imaginary Sky Friend tried to sell me pork belly futures.</text:p>
      <text:p text:style-name="P2">I couldn't help it; Mayor McCheese tried to sell me real estate investments on Pluto.</text:p>
      <text:p text:style-name="P2">It's not my fault! Chell from Portal made me find Jesus.</text:p>
      <text:p text:style-name="P2">I apologize, however Rob Ford made me vote for Khodos.</text:p>
      <text:p text:style-name="P2">Holy Moley Donald Trump slept with my uncle.</text:p>
      <text:p text:style-name="P2">You're never going to believe this; the ghost of Adolf Hitler tried to seduce me.</text:p>
      <text:p text:style-name="P2">Holy Moses! the entire population of Norway ran me over with a diesel backhoe.</text:p>
      <text:p text:style-name="P2"><text:soft-page-break/>Look, this day has gotten off to a rocky start; Count Dracula called me "Too gay to fly a kite," whatever that means.</text:p>
      <text:p text:style-name="P2">Blimey! Sorry I'm late guv'nha but Kevin Spacey demanded investment advice of me.</text:p>
      <text:p text:style-name="P2">I lost track of time because Kevin Ware's leg bone demanded narcotics of me.</text:p>
      <text:p text:style-name="P2">Oh my god! your Ghost Daddy stole my identity.</text:p>
      <text:p text:style-name="P2">I swear it wasn't my fault, a group of ISIS terrorists tried to sell me life insurance.</text:p>
      <text:p text:style-name="P2">The most unbelievable thing just happened; Italian sprinter Irene Siragusa ate my homework.</text:p>
      <text:p text:style-name="P2">Please forgive me; Dom DeLuise came on to me.</text:p>
      <text:p text:style-name="P2">This is a terrible excuse but Thom of Finland beat me into submission.</text:p>
      <text:p text:style-name="P2">I couldn't be more apologetic but the editors of Mandatory.com tried to kill me.</text:p>
      <text:p text:style-name="P2">I'm sorry but your imaginary Sky Friend tried to sell me real estate investments in Mexico.</text:p>
      <text:p text:style-name="P2">This is going to sound crazy but an angry mob of republicans forced me to convert to Islam at gun point.</text:p>
      <text:p text:style-name="P2">I'm never usually like this; Sarah Palin put me in a Chinese finger trap.</text:p>
      <text:p text:style-name="P2">Please try to be reasonable; the US ambassador to Sweden offered me a free Judo lesson.</text:p>
      <text:p text:style-name="P2">So I was minding my own business and boom! Spiderman tried to sell me a reverse mortgage.</text:p>
      <text:p text:style-name="P2">Don't blame me; the director of 101 Dalmations crapped in my gas tank.</text:p>
      <text:p text:style-name="P2">Boy do I have a story for you; Princess Peach died while trying to tell me the lethal, killer joke.</text:p>
      <text:p text:style-name="P2">My bad; some players resting during a break in a very long cricket match came after me.</text:p>
      <text:p text:style-name="P2">This isn't what it looks like; a man with six fingers on his right hand stole my bicycle.</text:p>
      <text:p text:style-name="P2">A funny thing happened on the way to the forum; Hillary Clinton ate my English Literature essay.</text:p>
      <text:p text:style-name="P2">Sacra Merde! Get this: Sherlock Holmes' smarter brother died right in front of me.</text:p>
      <text:p text:style-name="P2">I feel terrible, but the offensive line of the `76 Dallas Cowboys gave me a hickey.</text:p>
      <text:p text:style-name="P2">Guess what happened?!? Mayor McCheese made me golf in shoes filled with macaroni and cheese.</text:p>
      <text:p text:style-name="P2">Look, this day has gotten off to a rocky start; Kevin McCallister's real life fake tarantula pulled me over in a stolen police car and demanded fellatio.</text:p>
      <text:p text:style-name="P2">I couldn't go because a solar energy lobbyist tried to feed me to a carnivorous plant.</text:p>
      <text:p text:style-name="P2">So I was minding my own business and boom! my mom text messaged racial slurs from my phone.</text:p>
      <text:p text:style-name="P2">Boy do I have a story for you; your Sky Daddy tried to sell me a vacuum cleaner.</text:p>
      <text:p text:style-name="P2">I feel terrible, but a handicapped gentleman kept telling me knock knock jokes.</text:p>
      <text:p text:style-name="P2">The most unbelievable thing just happened; Barrack Obama made me vote for Khang.</text:p>
      <text:p text:style-name="P2">I couldn't be more apologetic but the clone of Adolf Hitler came on me.</text:p>
      <text:p text:style-name="P2"><text:soft-page-break/>Don't blame me; the evil committee that demoted Pluto hid my Trapper Keeper.</text:p>
      <text:p text:style-name="P2">Please forgive me; the ghost of Margaret Thatcher kept telling me knock knock jokes.</text:p>
      <text:p text:style-name="P2">You're never going to believe this; the ghost of Winston Churchill's cigar supplier came on me.</text:p>
      <text:p text:style-name="P2">I beg you a thousand pardons; Raiden from Mortal Kombat came on to me.</text:p>
      <text:p text:style-name="P2">I apologize, however the little Asian kid from Indiana Jones pulled me over in a stolen police car and demanded fellatio.</text:p>
      <text:p text:style-name="P2">I lost track of time because a Hasidic Jew made me vote for Khang.</text:p>
      <text:p text:style-name="P2">Holy Moley GlaDOS beat me into submission.</text:p>
      <text:p text:style-name="P2">Oh my gosh! a very old but self-aware Macintosh computer tried to feed me to a carnivorous plant.</text:p>
      <text:p text:style-name="P2">Oh my god! Donald Trump's gross comb-over tried to sell me a vacuum cleaner.</text:p>
      <text:p text:style-name="P2">Sorry I'm late; Robin tried to sell me life insurance.</text:p>
      <text:p text:style-name="P2">Who could believe it! your mom died while trying to tell me the lethal, killer joke.</text:p>
      <text:p text:style-name="P2">Blimey! Sorry I'm late guv'nha but the Flying Spaghetti Monster offered me a free Judo lesson.</text:p>
      <text:p text:style-name="P2">Sacra Merde! Get this: Batman hid my Trapper Keeper.</text:p>
      <text:p text:style-name="P2">This is going to sound crazy but the entire Green Party of Canada stole my identity.</text:p>
      <text:p text:style-name="P2">I'm sorry but the entire Roman Empire made me find Jesus.</text:p>
      <text:p text:style-name="P2">It's not my fault! Scrooge McDuck tried to sell me pork belly futures.</text:p>
      <text:p text:style-name="P2">A funny thing happened on the way to the forum; Martha Stewart's nice-human-persona stunt double crapped in my gas tank.</text:p>
      <text:p text:style-name="P2">I couldn't help it; Chell from Portal ate my homework.</text:p>
      <text:p text:style-name="P2">This isn't what it looks like; Forrest Gump tried to seduce me.</text:p>
      <text:p text:style-name="P2">Holy Moses! Batman ate my English Literature essay.</text:p>
      <text:p text:style-name="P2">Holy Shit! Get this: some players resting during a break in a very long cricket match made me golf in shoes filled with macaroni and cheese.</text:p>
      <text:p text:style-name="P2">Please try to be reasonable; the entire Roman Empire tried to kill me.</text:p>
      <text:p text:style-name="P2">This is a terrible excuse but Spiderman called me "Too gay to fly a kite," whatever that means.</text:p>
      <text:p text:style-name="P2">Guess what happened?!? the little Asian kid from Indiana Jones spin kicked me in the collar bone.</text:p>
      <text:p text:style-name="P2">I swear it wasn't my fault, Kevin Ware's leg bone stole my bicycle.</text:p>
      <text:p text:style-name="P2">I'm never usually like this; Sherlock Holmes' smarter brother died right in front of me.</text:p>
      <text:p text:style-name="P2">My bad; Italian sprinter Irene Siragusa demanded narcotics of me.</text:p>
      <text:p text:style-name="P2">I'm never usually like this; Tom Hanks tried to sell me a reverse mortgage.</text:p>
      <text:p text:style-name="P2">Holy Shit! Get this: the surviving members of the Beatles gave me a hickey.</text:p>
      <text:p text:style-name="P2">Boy do I have a story for you; the ghost of Winston Churchill's cigar supplier ran me over with a diesel backhoe.</text:p>
      <text:p text:style-name="P2"><text:soft-page-break/>I couldn't be more apologetic but all the staff of Heathrow Terminal 4 broke into my house.</text:p>
      <text:p text:style-name="P2">Who could believe it! the inventor of the Slanket tried to sell me real estate investments in Mexico.</text:p>
      <text:p text:style-name="P2">Holy Moley the clone of Adolf Hitler made me vote for Khodos.</text:p>
      <text:p text:style-name="P2">Holy Moses! an angry mob of republicans text messaged racial slurs from my phone.</text:p>
      <text:p text:style-name="P2">Oh my gosh! a handicapped gentleman slept with my uncle.</text:p>
      <text:p text:style-name="P2">I feel terrible, but Hillary Clinton forced me to convert to Islam at gun point.</text:p>
      <text:p text:style-name="P2">Don't blame me; Kevin McCallister's real life fake tarantula tried to sell me real estate investments on Pluto.</text:p>
      <text:p text:style-name="P2">The most unbelievable thing just happened; Donald Trump's gross comb-over broke into my house.</text:p>
      <text:p text:style-name="P2">I'm sorry but the director of 101 Dalmations gave me a hickey.</text:p>
      <text:p text:style-name="P2">I swear it wasn't my fault, Scrooge McDuck text messaged racial slurs from my phone.</text:p>
      <text:p text:style-name="P2">This isn't what it looks like; Godzilla forced me to convert to Islam at gun point.</text:p>
      <text:p text:style-name="P2">A funny thing happened on the way to the forum; a group of ISIS terrorists beat me into submission.</text:p>
      <text:p text:style-name="P2">Please forgive me; a man with six fingers on his right hand demanded narcotics of me.</text:p>
      <text:p text:style-name="P2">I lost track of time because the Flying Spaghetti Monster put me in a Chinese finger trap.</text:p>
      <text:p text:style-name="P2">I apologize, however your mom tried to sell me real estate investments on Pluto.</text:p>
      <text:p text:style-name="P2">Sorry I'm late; Forrest Gump tried to sell me real estate investments in Mexico.</text:p>
      <text:p text:style-name="P2">My bad; a solar energy lobbyist offered me a free Judo lesson.</text:p>
      <text:p text:style-name="P2">I couldn't go because Donald Trump made me golf in shoes filled with macaroni and cheese.</text:p>
      <text:p text:style-name="P2">Blimey! Sorry I'm late guv'nha but Robin made me find Jesus.</text:p>
      <text:p text:style-name="P2">This is going to sound crazy but Albert Einstein made me vote for Khang.</text:p>
      <text:p text:style-name="P2">Please try to be reasonable; Count Dracula ate my homework.</text:p>
      <text:p text:style-name="P2">Guess what happened?!? a Hasidic Jew ate my English Literature essay.</text:p>
      <text:p text:style-name="P2">Sacra Merde! Get this: Rob Ford stole my bicycle.</text:p>
      <text:p text:style-name="P2">This is a terrible excuse but Martha Stewart's nice-human-persona stunt double made me vote for Khodos.</text:p>
      <text:p text:style-name="P2">So I was minding my own business and boom! Linus Torvalds tried to kill me.</text:p>
      <text:p text:style-name="P2">It's not my fault! your Ghost Daddy broke into my house.</text:p>
      <text:p text:style-name="P2">Oh my god! Sarah Palin came on to me.</text:p>
      <text:p text:style-name="P2">I beg you a thousand pardons; the Spanish Inquisition hid my Trapper Keeper.</text:p>
      <text:p text:style-name="P2">You're never going to believe this; GlaDOS stole my bicycle.</text:p>
      <text:p text:style-name="P2">I couldn't help it; the US ambassador to Sweden kept telling me knock knock jokes.</text:p>
      <text:p text:style-name="P2">Look, this day has gotten off to a rocky start; the Roman Curia pulled me over in a stolen police car and demanded fellatio.</text:p>
      <text:p text:style-name="P2"><text:soft-page-break/>Who could believe it! the offensive line of the `76 Dallas Cowboys ate my English Literature essay.</text:p>
      <text:p text:style-name="P2">I apologize, however your Sky Daddy gave me a hickey.</text:p>
      <text:p text:style-name="P2">I couldn't help it; my mom tried to sell me real estate investments on Pluto.</text:p>
      <text:p text:style-name="P2">You're never going to believe this; the ghost of Margaret Thatcher forced me to convert to Islam at gun point.</text:p>
      <text:p text:style-name="P2">Guess what happened?!? the editors of Mandatory.com ran me over with a diesel backhoe.</text:p>
      <text:p text:style-name="P2">Please forgive me; Kevin Spacey came on me.</text:p>
      <text:p text:style-name="P2">This isn't what it looks like; a very old but self-aware Macintosh computer crapped in my gas tank.</text:p>
      <text:p text:style-name="P2">Don't blame me; your imaginary Sky Friend made me find Jesus.</text:p>
      <text:p text:style-name="P2">My bad; the entire Green Party of Canada tried to sell me real estate investments in Mexico.</text:p>
      <text:p text:style-name="P2">So I was minding my own business and boom! Dom DeLuise came after me.</text:p>
      <text:p text:style-name="P2">This is going to sound crazy but the ghosts of the last winning Toronto Maple Leafs hockey team made me golf in shoes filled with macaroni and cheese.</text:p>
      <text:p text:style-name="P2">Sacra Merde! Get this: Mayor McCheese made me vote for Khodos.</text:p>
      <text:p text:style-name="P2">Boy do I have a story for you; a British chap tried to seduce me.</text:p>
      <text:p text:style-name="P2">Holy Moley the ghost of Sir John A McDonald's hair dresser ate my homework.</text:p>
      <text:p text:style-name="P2">Holy Shit! Get this: a triceratops named Penelope tried to sell me pork belly futures.</text:p>
      <text:p text:style-name="P2">I couldn't be more apologetic but Raiden from Mortal Kombat demanded investment advice of me.</text:p>
      <text:p text:style-name="P2">I'm never usually like this; the evil committee that demoted Pluto beat me into submission.</text:p>
      <text:p text:style-name="P2">Holy Moses! Chell from Portal tried to sell me a reverse mortgage.</text:p>
      <text:p text:style-name="P2">I beg you a thousand pardons; the ghost of Adolf Hitler stole my identity.</text:p>
      <text:p text:style-name="P2">The most unbelievable thing just happened; Princess Peach offered me a free Judo lesson.</text:p>
      <text:p text:style-name="P2">Look, this day has gotten off to a rocky start; the Antea Cement company of Albania made me vote for Khang.</text:p>
      <text:p text:style-name="P2">I couldn't go because the entire population of Norway spin kicked me in the collar bone.</text:p>
      <text:p text:style-name="P2">Holy Moses! the entire Green party of Germany tried to feed me to a carnivorous plant.</text:p>
      <text:p text:style-name="P2">My bad; Kevin Costner's stunt double tried to sell me life insurance.</text:p>
      <text:p text:style-name="P2">You're never going to believe this; Barrack Obama tried to sell me a vacuum cleaner.</text:p>
      <text:p text:style-name="P2">A funny thing happened on the way to the forum; a triceratops named Penelope slept with my uncle.</text:p>
      <text:p text:style-name="P2">This isn't what it looks like; a group of ISIS terrorists died while trying to tell me the lethal, killer joke.</text:p>
      <text:p text:style-name="P2">Look, this day has gotten off to a rocky start; the Antea Cement company of Albania put me in a Chinese finger trap.</text:p>
      <text:p text:style-name="P2"><text:soft-page-break/>Oh my god! a solar energy lobbyist died right in front of me.</text:p>
      <text:p text:style-name="P2">Please try to be reasonable; the entire Green party of Germany demanded narcotics of me.</text:p>
      <text:p text:style-name="P2">Oh my gosh! Rob Ford called me "Too gay to fly a kite," whatever that means.</text:p>
      <text:p text:style-name="P2">I beg you a thousand pardons; the editors of Mandatory.com text messaged racial slurs from my phone.</text:p>
      <text:p text:style-name="P2">I apologize, however Mayor McCheese ran me over with a diesel backhoe.</text:p>
      <text:p text:style-name="P2">Boy do I have a story for you; a man with six fingers on his right hand came on me.</text:p>
      <text:p text:style-name="P2">It's not my fault! Linus Torvalds ate my English Literature essay.</text:p>
      <text:p text:style-name="P2">Blimey! Sorry I'm late guv'nha but all the staff of Heathrow Terminal 4 tried to seduce me.</text:p>
      <text:p text:style-name="P2">Look, this day has gotten off to a rocky start; the Roman Curia tried to sell me pork belly futures.</text:p>
      <text:p text:style-name="P2">You're never going to believe this; Tom Hanks came after me.</text:p>
      <text:p text:style-name="P2">Please forgive me; the entire population of Norway died right in front of me.</text:p>
      <text:p text:style-name="P2">This is going to sound crazy but Raiden from Mortal Kombat stole my bicycle.</text:p>
      <text:p text:style-name="P2">It's not my fault! Spiderman beat me into submission.</text:p>
      <text:p text:style-name="P2">Boy do I have a story for you; the director of 101 Dalmations called me "Too gay to fly a kite," whatever that means.</text:p>
      <text:p text:style-name="P2">I feel terrible, but the entire Green Party of Canada tried to sell me a vacuum cleaner.</text:p>
      <text:p text:style-name="P2">Oh my god! the US ambassador to Sweden made me vote for Khodos.</text:p>
      <text:p text:style-name="P2">The most unbelievable thing just happened; Italian sprinter Irene Siragusa broke into my house.</text:p>
      <text:p text:style-name="P2">This is a terrible excuse but the ghost of Adolf Hitler tried to sell me real estate investments in Mexico.</text:p>
      <text:p text:style-name="P2">Sacra Merde! Get this: the entire Green party of Germany ate my homework.</text:p>
      <text:p text:style-name="P2">Don't blame me; GlaDOS demanded investment advice of me.</text:p>
      <text:p text:style-name="P2">I couldn't help it; Scrooge McDuck tried to kill me.</text:p>
      <text:p text:style-name="P2">Please try to be reasonable; a triceratops named Penelope slept with my uncle.</text:p>
      <text:p text:style-name="P2">Holy Moses! the inventor of the Slanket forced me to convert to Islam at gun point.</text:p>
      <text:p text:style-name="P2">I apologize, however Sarah Palin crapped in my gas tank.</text:p>
      <text:p text:style-name="P2">Look, this day has gotten off to a rocky start; the entire Roman Empire tried to sell me real estate investments on Pluto.</text:p>
      <text:p text:style-name="P2">Please forgive me; the ghost of Sir John A McDonald's hair dresser hid my Trapper Keeper.</text:p>
      <text:p text:style-name="P2">This isn't what it looks like; my mom pulled me over in a stolen police car and demanded fellatio.</text:p>
      <text:p text:style-name="P2">Oh my god! Chell from Portal kept telling me knock knock jokes.</text:p>
      <text:p text:style-name="P2">Blimey! Sorry I'm late guv'nha but Kevin Spacey made me golf in shoes filled with macaroni and cheese.</text:p>
      <text:p text:style-name="P2"><text:soft-page-break/>I'm never usually like this; a solar energy lobbyist text messaged racial slurs from my phone.</text:p>
      <text:p text:style-name="P2">I'm sorry but the Antea Cement company of Albania demanded narcotics of me.</text:p>
      <text:p text:style-name="P2">This is a terrible excuse but Kevin McCallister's real life fake tarantula tried to sell me life insurance.</text:p>
      <text:p text:style-name="P2">Holy Shit! Get this: Martha Stewart's nice-human-persona stunt double spin kicked me in the collar bone.</text:p>
      <text:p text:style-name="P2">I feel terrible, but Donald Trump's gross comb-over stole my identity.</text:p>
      <text:p text:style-name="P2">Holy Moses! the US ambassador to Sweden died while trying to tell me the lethal, killer joke.</text:p>
      <text:p text:style-name="P2">Guess what happened?!? the offensive line of the `76 Dallas Cowboys came on to me.</text:p>
      <text:p text:style-name="P2">The most unbelievable thing just happened; your Sky Daddy offered me a free Judo lesson.</text:p>
      <text:p text:style-name="P2">I'm sorry but Italian sprinter Irene Siragusa tried to sell me a reverse mortgage.</text:p>
      <text:p text:style-name="P2">I couldn't go because Spiderman put me in a Chinese finger trap.</text:p>
      <text:p text:style-name="P2">Boy do I have a story for you; Mayor McCheese made me find Jesus.</text:p>
      <text:p text:style-name="P2">This is a terrible excuse but the surviving members of the Beatles made me vote for Khang.</text:p>
      <text:p text:style-name="P2">This is going to sound crazy but your mom tried to feed me to a carnivorous plant.</text:p>
      <text:p text:style-name="P2">You're never going to believe this; the ghost of Adolf Hitler gave me a hickey.</text:p>
      <text:p text:style-name="P2">I apologize, however Kevin Ware's leg bone made me vote for Khodos.</text:p>
      <text:p text:style-name="P2">Holy Moley Robin made me find Jesus.</text:p>
      <text:p text:style-name="P2">I feel terrible, but Scrooge McDuck demanded narcotics of me.</text:p>
      <text:p text:style-name="P2">Look, this day has gotten off to a rocky start; Barrack Obama text messaged racial slurs from my phone.</text:p>
      <text:p text:style-name="P2">Blimey! Sorry I'm late guv'nha but some players resting during a break in a very long cricket match ate my English Literature essay.</text:p>
      <text:p text:style-name="P2">Who could believe it! a solar energy lobbyist broke into my house.</text:p>
      <text:p text:style-name="P2">It's not my fault! the Flying Spaghetti Monster came on me.</text:p>
      <text:p text:style-name="P2">My bad; the director of 101 Dalmations put me in a Chinese finger trap.</text:p>
      <text:p text:style-name="P2">Please try to be reasonable; a group of ISIS terrorists tried to sell me real estate investments on Pluto.</text:p>
      <text:p text:style-name="P2">Oh my gosh! Batman made me vote for Khang.</text:p>
      <text:p text:style-name="P2">Blimey! Sorry I'm late guv'nha but GlaDOS hid my Trapper Keeper.</text:p>
      <text:p text:style-name="P2">The most unbelievable thing just happened; your imaginary Sky Friend called me "Too gay to fly a kite," whatever that means.</text:p>
      <text:p text:style-name="P2">I feel terrible, but the clone of Adolf Hitler tried to sell me pork belly futures.</text:p>
      <text:p text:style-name="P2">I beg you a thousand pardons; Thom of Finland tried to sell me a reverse mortgage.</text:p>
      <text:p text:style-name="P2">My bad; a very old but self-aware Macintosh computer died while trying to tell me the lethal, killer joke.</text:p>
      <text:p text:style-name="P2"><text:soft-page-break/>I'm never usually like this; the evil committee that demoted Pluto gave me a hickey.</text:p>
      <text:p text:style-name="P2">Please forgive me; Forrest Gump slept with my uncle.</text:p>
      <text:p text:style-name="P2">I couldn't be more apologetic but Kevin Spacey tried to sell me real estate investments in Mexico.</text:p>
      <text:p text:style-name="P2">I swear it wasn't my fault, Sherlock Holmes' smarter brother offered me a free Judo lesson.</text:p>
      <text:p text:style-name="P2">Who could believe it! Princess Peach demanded investment advice of me.</text:p>
      <text:p text:style-name="P2">So I was minding my own business and boom! the Antea Cement company of Albania beat me into submission.</text:p>
      <text:p text:style-name="P2">I lost track of time because the editors of Mandatory.com crapped in my gas tank.</text:p>
      <text:p text:style-name="P2">Don't blame me; Chell from Portal ran me over with a diesel backhoe.</text:p>
      <text:p text:style-name="P2">I apologize, however the little Asian kid from Indiana Jones died right in front of me.</text:p>
      <text:p text:style-name="P2">This is going to sound crazy but a British chap kept telling me knock knock jokes.</text:p>
      <text:p text:style-name="P2">Sorry I'm late; Kevin McCallister's real life fake tarantula stole my bicycle.</text:p>
      <text:p text:style-name="P2">I couldn't help it; the ghost of Margaret Thatcher ate my homework.</text:p>
      <text:p text:style-name="P2">You're never going to believe this; all the staff of Heathrow Terminal 4 pulled me over in a stolen police car and demanded fellatio.</text:p>
      <text:p text:style-name="P2">Guess what happened?!? the entire Green party of Germany tried to feed me to a carnivorous plant.</text:p>
      <text:p text:style-name="P2">Holy Shit! Get this: Hillary Clinton tried to seduce me.</text:p>
      <text:p text:style-name="P2">Holy Moses! Raiden from Mortal Kombat tried to sell me life insurance.</text:p>
      <text:p text:style-name="P2">Boy do I have a story for you; the Roman Curia came after me.</text:p>
      <text:p text:style-name="P2">This is a terrible excuse but Dom DeLuise came on to me.</text:p>
      <text:p text:style-name="P2">I'm sorry but Albert Einstein spin kicked me in the collar bone.</text:p>
      <text:p text:style-name="P2">Look, this day has gotten off to a rocky start; a man with six fingers on his right hand stole my identity.</text:p>
      <text:p text:style-name="P2">This isn't what it looks like; the ghost of Winston Churchill's cigar supplier tried to kill me.</text:p>
      <text:p text:style-name="P2">Oh my god! the editors of Mandatory.com made me golf in shoes filled with macaroni and cheese.</text:p>
      <text:p text:style-name="P2">Sorry I'm late; Mayor McCheese tried to sell me a vacuum cleaner.</text:p>
      <text:p text:style-name="P2">It's not my fault! Robin forced me to convert to Islam at gun point.</text:p>
      <text:p text:style-name="P2">This isn't what it looks like; the Flying Spaghetti Monster tried to sell me life insurance.</text:p>
      <text:p text:style-name="P2">Holy Shit! Get this: Italian sprinter Irene Siragusa broke into my house.</text:p>
      <text:p text:style-name="P2">This is going to sound crazy but the Antea Cement company of Albania demanded investment advice of me.</text:p>
      <text:p text:style-name="P2">The most unbelievable thing just happened; the entire population of Norway made me vote for Khang.</text:p>
      <text:p text:style-name="P2">Holy Moley Spiderman ran me over with a diesel backhoe.</text:p>
      <text:p text:style-name="P2">I feel terrible, but Raiden from Mortal Kombat tried to kill me.</text:p>
      <text:p text:style-name="P2"><text:soft-page-break/>Don't blame me; Martha Stewart's nice-human-persona stunt double tried to sell me a vacuum cleaner.</text:p>
      <text:p text:style-name="P2">I'm sorry but a group of ISIS terrorists stole my bicycle.</text:p>
      <text:p text:style-name="P2">I apologize, however Batman came on to me.</text:p>
      <text:p text:style-name="P2">Guess what happened?!? the Spanish Inquisition tried to sell me real estate investments in Mexico.</text:p>
      <text:p text:style-name="P2">My bad; the US ambassador to Sweden stole my identity.</text:p>
      <text:p text:style-name="P2">I lost track of time because Forrest Gump made me find Jesus.</text:p>
      <text:p text:style-name="P2">I'm never usually like this; a British chap beat me into submission.</text:p>
      <text:p text:style-name="P2">Boy do I have a story for you; the evil committee that demoted Pluto tried to feed me to a carnivorous plant.</text:p>
      <text:p text:style-name="P2">Sacra Merde! Get this: the director of 101 Dalmations tried to seduce me.</text:p>
      <text:p text:style-name="P2">I swear it wasn't my fault, an angry mob of republicans came after me.</text:p>
      <text:p text:style-name="P2">It's not my fault! Robin called me "Too gay to fly a kite," whatever that means.</text:p>
      <text:p text:style-name="P2">Boy do I have a story for you; the editors of Mandatory.com offered me a free Judo lesson.</text:p>
      <text:p text:style-name="P2">Blimey! Sorry I'm late guv'nha but GlaDOS ate my English Literature essay.</text:p>
      <text:p text:style-name="P2">So I was minding my own business and boom! an angry mob of republicans died while trying to tell me the lethal, killer joke.</text:p>
      <text:p text:style-name="P2">I lost track of time because the ghost of Adolf Hitler put me in a Chinese finger trap.</text:p>
      <text:p text:style-name="P2">Guess what happened?!? Spiderman hid my Trapper Keeper.</text:p>
      <text:p text:style-name="P2">You're never going to believe this; the offensive line of the `76 Dallas Cowboys tried to sell me pork belly futures.</text:p>
      <text:p text:style-name="P2">Look, this day has gotten off to a rocky start; Kevin Costner's stunt double spin kicked me in the collar bone.</text:p>
      <text:p text:style-name="P2">Please forgive me; Kevin Spacey demanded narcotics of me.</text:p>
      <text:p text:style-name="P2">The most unbelievable thing just happened; Godzilla slept with my uncle.</text:p>
      <text:p text:style-name="P2">Blimey! Sorry I'm late guv'nha but Albert Einstein tried to sell me a reverse mortgage.</text:p>
      <text:p text:style-name="P2">Holy Shit! Get this: the entire Green Party of Canada ate my homework.</text:p>
      <text:p text:style-name="P2">I apologize, however a group of ISIS terrorists crapped in my gas tank.</text:p>
      <text:p text:style-name="P2">This is a terrible excuse but Hillary Clinton tried to sell me real estate investments on Pluto.</text:p>
      <text:p text:style-name="P2">I couldn't help it; Thom of Finland text messaged racial slurs from my phone.</text:p>
      <text:p text:style-name="P2">I beg you a thousand pardons; Mayor McCheese forced me to convert to Islam at gun point.</text:p>
      <text:p text:style-name="P2">Holy Moses! the Flying Spaghetti Monster kept telling me knock knock jokes.</text:p>
      <text:p text:style-name="P2">This is going to sound crazy but your imaginary Sky Friend made me vote for Khodos.</text:p>
      <text:p text:style-name="P2">Sorry I'm late; a solar energy lobbyist pulled me over in a stolen police car and demanded fellatio.</text:p>
      <text:p text:style-name="P2"><text:soft-page-break/>A funny thing happened on the way to the forum; the director of 101 Dalmations made me golf in shoes filled with macaroni and cheese.</text:p>
      <text:p text:style-name="P2">I lost track of time because some players resting during a break in a very long cricket match gave me a hickey.</text:p>
      <text:p text:style-name="P2">I'm sorry but Martha Stewart's nice-human-persona stunt double died right in front of me.</text:p>
      <text:p text:style-name="P2">Please try to be reasonable; Italian sprinter Irene Siragusa came on me.</text:p>
      <text:p text:style-name="P2">I couldn't be more apologetic but Princess Peach came after me.</text:p>
      <text:p text:style-name="P2">Oh my gosh! Rob Ford tried to feed me to a carnivorous plant.</text:p>
      <text:p text:style-name="P2">This isn't what it looks like; the Spanish Inquisition ran me over with a diesel backhoe.</text:p>
      <text:p text:style-name="P2">It's not my fault! the entire Green party of Germany made me vote for Khang.</text:p>
      <text:p text:style-name="P2">So I was minding my own business and boom! Forrest Gump crapped in my gas tank.</text:p>
      <text:p text:style-name="P2">I feel terrible, but the ghosts of the last winning Toronto Maple Leafs hockey team ate my homework.</text:p>
      <text:p text:style-name="P2">Holy Moley Barrack Obama called me "Too gay to fly a kite," whatever that means.</text:p>
      <text:p text:style-name="P2">Who could believe it! a very old but self-aware Macintosh computer kept telling me knock knock jokes.</text:p>
      <text:p text:style-name="P2">I couldn't go because the US ambassador to Sweden hid my Trapper Keeper.</text:p>
      <text:p text:style-name="P2">Don't blame me; the Antea Cement company of Albania tried to sell me pork belly futures.</text:p>
      <text:p text:style-name="P2">I'm never usually like this; Sherlock Holmes' smarter brother tried to seduce me.</text:p>
      <text:p text:style-name="P2">Boy do I have a story for you; the evil committee that demoted Pluto made me vote for Khodos.</text:p>
      <text:p text:style-name="P2">Oh my god! Kevin Ware's leg bone slept with my uncle.</text:p>
      <text:p text:style-name="P2">I swear it wasn't my fault, your mom demanded investment advice of me.</text:p>
      <text:p text:style-name="P2">My bad; Count Dracula text messaged racial slurs from my phone.</text:p>
      <text:p text:style-name="P2">Sacra Merde! Get this: Donald Trump tried to sell me a vacuum cleaner.</text:p>
      <text:p text:style-name="P2">Oh my gosh! my mom demanded narcotics of me.</text:p>
      <text:p text:style-name="P2">I'm never usually like this; Donald Trump's gross comb-over broke into my house.</text:p>
      <text:p text:style-name="P2">I'm sorry but the Roman Curia spin kicked me in the collar bone.</text:p>
      <text:p text:style-name="P2">Holy Shit! Get this: the surviving members of the Beatles made me golf in shoes filled with macaroni and cheese.</text:p>
      <text:p text:style-name="P2">It's not my fault! Raiden from Mortal Kombat offered me a free Judo lesson.</text:p>
      <text:p text:style-name="P2">I couldn't help it; a handicapped gentleman put me in a Chinese finger trap.</text:p>
      <text:p text:style-name="P2">I feel terrible, but your Ghost Daddy made me find Jesus.</text:p>
      <text:p text:style-name="P2">I couldn't be more apologetic but the ghost of Winston Churchill's cigar supplier stole my identity.</text:p>
      <text:p text:style-name="P2">Please try to be reasonable; the ghost of Margaret Thatcher came on me.</text:p>
      <text:p text:style-name="P2">Boy do I have a story for you; Batman tried to sell me a reverse mortgage.</text:p>
      <text:p text:style-name="P2">I swear it wasn't my fault, a Hasidic Jew gave me a hickey.</text:p>
      <text:p text:style-name="P2"><text:soft-page-break/>Look, this day has gotten off to a rocky start; a man with six fingers on his right hand tried to sell me real estate investments in Mexico.</text:p>
      <text:p text:style-name="P2">My bad; Scrooge McDuck tried to kill me.</text:p>
      <text:p text:style-name="P2">Please forgive me; the ghost of Sir John A McDonald's hair dresser died right in front of me.</text:p>
      <text:p text:style-name="P2">This isn't what it looks like; all the staff of Heathrow Terminal 4 tried to sell me real estate investments on Pluto.</text:p>
      <text:p text:style-name="P2">This is a terrible excuse but the clone of Adolf Hitler forced me to convert to Islam at gun point.</text:p>
      <text:p text:style-name="P2">A funny thing happened on the way to the forum; Dom DeLuise ate my English Literature essay.</text:p>
      <text:p text:style-name="P2">The most unbelievable thing just happened; Sarah Palin pulled me over in a stolen police car and demanded fellatio.</text:p>
      <text:p text:style-name="P2">Sacra Merde! Get this: the entire population of Norway came on to me.</text:p>
      <text:p text:style-name="P2">Holy Moley Linus Torvalds stole my bicycle.</text:p>
      <text:p text:style-name="P2">I apologize, however a British chap died while trying to tell me the lethal, killer joke.</text:p>
      <text:p text:style-name="P2">I couldn't go because Chell from Portal tried to sell me life insurance.</text:p>
      <text:p text:style-name="P2">Blimey! Sorry I'm late guv'nha but a triceratops named Penelope beat me into submission.</text:p>
      <text:p text:style-name="P2">Holy Moses! Kevin McCallister's real life fake tarantula crapped in my gas tank.</text:p>
      <text:p text:style-name="P2">This is going to sound crazy but Tom Hanks came on me.</text:p>
      <text:p text:style-name="P2">So I was minding my own business and boom! the inventor of the Slanket made me find Jesus.</text:p>
      <text:p text:style-name="P2">Don't blame me; the entire Roman Empire offered me a free Judo lesson.</text:p>
      <text:p text:style-name="P2">Who could believe it! the little Asian kid from Indiana Jones called me "Too gay to fly a kite," whatever that means.</text:p>
      <text:p text:style-name="P2">I lost track of time because your Sky Daddy ran me over with a diesel backhoe.</text:p>
      <text:p text:style-name="P2">Sorry I'm late; the director of 101 Dalmations ate my homework.</text:p>
      <text:p text:style-name="P2">I beg you a thousand pardons; Sarah Palin forced me to convert to Islam at gun point.</text:p>
      <text:p text:style-name="P2">You're never going to believe this; GlaDOS tried to seduce me.</text:p>
      <text:p text:style-name="P2">Guess what happened?!? Kevin Spacey tried to sell me real estate investments in Mexico.</text:p>
      <text:p text:style-name="P2">Oh my god! Count Dracula ate my English Literature essay.</text:p>
      <text:p text:style-name="P2">I beg you a thousand pardons; a Hasidic Jew tried to sell me real estate investments on Pluto.</text:p>
      <text:p text:style-name="P2">I swear it wasn't my fault, Kevin Costner's stunt double text messaged racial slurs from my phone.</text:p>
      <text:p text:style-name="P2">I couldn't go because your mom tried to sell me life insurance.</text:p>
      <text:p text:style-name="P2">Please try to be reasonable; an angry mob of republicans spin kicked me in the collar bone.</text:p>
      <text:p text:style-name="P2">Sorry I'm late; the ghost of Winston Churchill's cigar supplier gave me a hickey.</text:p>
      <text:p text:style-name="P2"><text:soft-page-break/>The most unbelievable thing just happened; the editors of Mandatory.com came on me.</text:p>
      <text:p text:style-name="P2">Holy Shit! Get this: Robin made me vote for Khang.</text:p>
      <text:p text:style-name="P2">Holy Moley my mom made me find Jesus.</text:p>
      <text:p text:style-name="P2">I'm sorry but Mayor McCheese broke into my house.</text:p>
      <text:p text:style-name="P2">I feel terrible, but the entire population of Norway beat me into submission.</text:p>
      <text:p text:style-name="P2">Holy Moses! the ghost of Adolf Hitler demanded narcotics of me.</text:p>
      <text:p text:style-name="P2">This is going to sound crazy but Tom Hanks came on to me.</text:p>
      <text:p text:style-name="P2">Oh my god! the entire Roman Empire made me find Jesus.</text:p>
      <text:p text:style-name="P2">Don't blame me; Kevin Ware's leg bone beat me into submission.</text:p>
      <text:p text:style-name="P2">So I was minding my own business and boom! Batman pulled me over in a stolen police car and demanded fellatio.</text:p>
      <text:p text:style-name="P2">Sacra Merde! Get this: a triceratops named Penelope tried to sell me a vacuum cleaner.</text:p>
      <text:p text:style-name="P2">I couldn't help it; a British chap slept with my uncle.</text:p>
      <text:p text:style-name="P2">Blimey! Sorry I'm late guv'nha but the US ambassador to Sweden called me "Too gay to fly a kite," whatever that means.</text:p>
      <text:p text:style-name="P2">Please try to be reasonable; Rob Ford offered me a free Judo lesson.</text:p>
      <text:p text:style-name="P2">Holy Moses! the ghost of Winston Churchill's cigar supplier tried to feed me to a carnivorous plant.</text:p>
      <text:p text:style-name="P2">My bad; the little Asian kid from Indiana Jones gave me a hickey.</text:p>
      <text:p text:style-name="P2">I lost track of time because Robin hid my Trapper Keeper.</text:p>
      <text:p text:style-name="P2">Guess what happened?!? Forrest Gump tried to sell me pork belly futures.</text:p>
      <text:p text:style-name="P2">It's not my fault! the surviving members of the Beatles died right in front of me.</text:p>
      <text:p text:style-name="P2">I feel terrible, but Count Dracula tried to sell me a reverse mortgage.</text:p>
      <text:p text:style-name="P2">You're never going to believe this; Albert Einstein demanded investment advice of me.</text:p>
      <text:p text:style-name="P2">A funny thing happened on the way to the forum; Martha Stewart's nice-human-persona stunt double came on me.</text:p>
      <text:p text:style-name="P2">Look, this day has gotten off to a rocky start; a group of ISIS terrorists crapped in my gas tank.</text:p>
      <text:p text:style-name="P2">I couldn't be more apologetic but your mom forced me to convert to Islam at gun point.</text:p>
      <text:p text:style-name="P2">Don't blame me; a man with six fingers on his right hand stole my bicycle.</text:p>
      <text:p text:style-name="P2">I'm never usually like this; a Hasidic Jew tried to sell me life insurance.</text:p>
      <text:p text:style-name="P2">This is a terrible excuse but your Ghost Daddy made me vote for Khang.</text:p>
      <text:p text:style-name="P2">I couldn't help it; Italian sprinter Irene Siragusa ran me over with a diesel backhoe.</text:p>
      <text:p text:style-name="P2">Sacra Merde! Get this: Princess Peach made me golf in shoes filled with macaroni and cheese.</text:p>
      <text:p text:style-name="P2">Sorry I'm late; a solar energy lobbyist broke into my house.</text:p>
      <text:p text:style-name="P2">Oh my god! the Flying Spaghetti Monster tried to sell me real estate investments in Mexico.</text:p>
      <text:p text:style-name="P2">This is going to sound crazy but Sarah Palin ate my homework.</text:p>
      <text:p text:style-name="P2"><text:soft-page-break/>So I was minding my own business and boom! the offensive line of the `76 Dallas Cowboys made me vote for Khodos.</text:p>
      <text:p text:style-name="P2">Boy do I have a story for you; my mom stole my identity.</text:p>
      <text:p text:style-name="P2">I beg you a thousand pardons; Raiden from Mortal Kombat spin kicked me in the collar bone.</text:p>
      <text:p text:style-name="P2">Please forgive me; GlaDOS tried to sell me real estate investments on Pluto.</text:p>
      <text:p text:style-name="P2">Blimey! Sorry I'm late guv'nha but the ghost of Sir John A McDonald's hair dresser tried to seduce me.</text:p>
      <text:p text:style-name="P2">I'm sorry but Dom DeLuise kept telling me knock knock jokes.</text:p>
      <text:p text:style-name="P2">I couldn't go because the Antea Cement company of Albania put me in a Chinese finger trap.</text:p>
      <text:p text:style-name="P2">This isn't what it looks like; a handicapped gentleman tried to kill me.</text:p>
      <text:p text:style-name="P2">Holy Moley Barrack Obama text messaged racial slurs from my phone.</text:p>
      <text:p text:style-name="P2">Oh my gosh! the ghost of Adolf Hitler died while trying to tell me the lethal, killer joke.</text:p>
      <text:p text:style-name="P2">Who could believe it! the evil committee that demoted Pluto ate my English Literature essay.</text:p>
      <text:p text:style-name="P2">The most unbelievable thing just happened; the ghosts of the last winning Toronto Maple Leafs hockey team came after me.</text:p>
      <text:p text:style-name="P2">I apologize, however the entire population of Norway made me vote for Khodos.</text:p>
      <text:p text:style-name="P2">Holy Shit! Get this: Tom Hanks text messaged racial slurs from my phone.</text:p>
      <text:p text:style-name="P2">I swear it wasn't my fault, your imaginary Sky Friend forced me to convert to Islam at gun point.</text:p>
      <text:p text:style-name="P2">Blimey! Sorry I'm late guv'nha but the Spanish Inquisition ate my English Literature essay.</text:p>
      <text:p text:style-name="P2">Holy Shit! Get this: an angry mob of republicans hid my Trapper Keeper.</text:p>
      <text:p text:style-name="P2">I couldn't be more apologetic but Godzilla spin kicked me in the collar bone.</text:p>
      <text:p text:style-name="P2">Sorry I'm late; Chell from Portal tried to seduce me.</text:p>
      <text:p text:style-name="P2">Who could believe it! a very old but self-aware Macintosh computer tried to sell me a reverse mortgage.</text:p>
      <text:p text:style-name="P2">I couldn't go because Thom of Finland tried to sell me real estate investments on Pluto.</text:p>
      <text:p text:style-name="P2">It's not my fault! Kevin McCallister's real life fake tarantula ate my English Literature essay.</text:p>
      <text:p text:style-name="P2">Look, this day has gotten off to a rocky start; the clone of Adolf Hitler tried to feed me to a carnivorous plant.</text:p>
      <text:p text:style-name="P2">I lost track of time because Linus Torvalds gave me a hickey.</text:p>
      <text:p text:style-name="P2">Boy do I have a story for you; Scrooge McDuck died right in front of me.</text:p>
      <text:p text:style-name="P2">I beg you a thousand pardons; the ghost of Margaret Thatcher text messaged racial slurs from my phone.</text:p>
      <text:p text:style-name="P2">I swear it wasn't my fault, the entire Green party of Germany came on me.</text:p>
      <text:p text:style-name="P2">Please try to be reasonable; Kevin Costner's stunt double made me find Jesus.</text:p>
      <text:p text:style-name="P2">Holy Moley Sherlock Holmes' smarter brother crapped in my gas tank.</text:p>
      <text:p text:style-name="P2"><text:soft-page-break/>Sacra Merde! Get this: Donald Trump's gross comb-over made me golf in shoes filled with macaroni and cheese.</text:p>
      <text:p text:style-name="P2">I feel terrible, but your Sky Daddy tried to seduce me.</text:p>
      <text:p text:style-name="P2">Oh my gosh! Kevin Spacey died while trying to tell me the lethal, killer joke.</text:p>
      <text:p text:style-name="P2">Oh my god! the inventor of the Slanket kept telling me knock knock jokes.</text:p>
      <text:p text:style-name="P2">So I was minding my own business and boom! some players resting during a break in a very long cricket match tried to sell me a vacuum cleaner.</text:p>
      <text:p text:style-name="P2">You're never going to believe this; the director of 101 Dalmations pulled me over in a stolen police car and demanded fellatio.</text:p>
      <text:p text:style-name="P2">A funny thing happened on the way to the forum; Hillary Clinton slept with my uncle.</text:p>
      <text:p text:style-name="P2">I couldn't help it; Spiderman tried to sell me life insurance.</text:p>
      <text:p text:style-name="P2">This is a terrible excuse but the Roman Curia spin kicked me in the collar bone.</text:p>
      <text:p text:style-name="P2">Guess what happened?!? Donald Trump ate my homework.</text:p>
      <text:p text:style-name="P2">Holy Moses! the entire Green Party of Canada tried to sell me pork belly futures.</text:p>
      <text:p text:style-name="P2">Don't blame me; Mayor McCheese ran me over with a diesel backhoe.</text:p>
      <text:p text:style-name="P2">Please forgive me; the editors of Mandatory.com tried to kill me.</text:p>
      <text:p text:style-name="P2">My bad; all the staff of Heathrow Terminal 4 slept with my uncle.</text:p>
      <text:p text:style-name="P2">The most unbelievable thing just happened; Kevin McCallister's real life fake tarantula tried to sell me life insurance.</text:p>
      <text:p text:style-name="P2">This isn't what it looks like; your Ghost Daddy put me in a Chinese finger trap.</text:p>
      <text:p text:style-name="P2">This is going to sound crazy but Forrest Gump tried to sell me pork belly futures.</text:p>
      <text:p text:style-name="P2">I'm never usually like this; the ghost of Adolf Hitler tried to sell me a reverse mortgage.</text:p>
      <text:p text:style-name="P2">I'm sorry but the ghosts of the last winning Toronto Maple Leafs hockey team offered me a free Judo lesson.</text:p>
      <text:p text:style-name="P2">I apologize, however Princess Peach tried to seduce me.</text:p>
      <text:p text:style-name="P2">Please forgive me; a triceratops named Penelope made me find Jesus.</text:p>
      <text:p text:style-name="P2">I'm sorry but your mom called me "Too gay to fly a kite," whatever that means.</text:p>
      <text:p text:style-name="P2">You're never going to believe this; the entire Green party of Germany made me golf in shoes filled with macaroni and cheese.</text:p>
      <text:p text:style-name="P2">I swear it wasn't my fault, Chell from Portal kept telling me knock knock jokes.</text:p>
      <text:p text:style-name="P2">I couldn't be more apologetic but Albert Einstein came after me.</text:p>
      <text:p text:style-name="P2">Oh my gosh! Godzilla ran me over with a diesel backhoe.</text:p>
      <text:p text:style-name="P2">I feel terrible, but Linus Torvalds made me vote for Khodos.</text:p>
      <text:p text:style-name="P2">This is going to sound crazy but Donald Trump pulled me over in a stolen police car and demanded fellatio.</text:p>
      <text:p text:style-name="P2">I couldn't help it; Batman demanded investment advice of me.</text:p>
      <text:p text:style-name="P2">I lost track of time because your imaginary Sky Friend tried to sell me real estate investments in Mexico.</text:p>
      <text:p text:style-name="P2">I beg you a thousand pardons; an angry mob of republicans died right in front of me.</text:p>
      <text:p text:style-name="P2">I'm never usually like this; the entire Roman Empire stole my bicycle.</text:p>
      <text:p text:style-name="P2"><text:soft-page-break/>So I was minding my own business and boom! Rob Ford tried to sell me real estate investments on Pluto.</text:p>
      <text:p text:style-name="P2">This is a terrible excuse but Mayor McCheese stole my identity.</text:p>
      <text:p text:style-name="P2">I couldn't go because GlaDOS forced me to convert to Islam at gun point.</text:p>
      <text:p text:style-name="P2">The most unbelievable thing just happened; Sherlock Holmes' smarter brother tried to feed me to a carnivorous plant.</text:p>
      <text:p text:style-name="P2">It's not my fault! Dom DeLuise text messaged racial slurs from my phone.</text:p>
      <text:p text:style-name="P2">I feel terrible, but a very old but self-aware Macintosh computer hid my Trapper Keeper.</text:p>
      <text:p text:style-name="P2">I swear it wasn't my fault, Hillary Clinton broke into my house.</text:p>
      <text:p text:style-name="P2">I'm sorry but your Sky Daddy ate my English Literature essay.</text:p>
      <text:p text:style-name="P2">I beg you a thousand pardons; Mayor McCheese crapped in my gas tank.</text:p>
      <text:p text:style-name="P2">Oh my god! the editors of Mandatory.com beat me into submission.</text:p>
      <text:p text:style-name="P2">Boy do I have a story for you; Martha Stewart's nice-human-persona stunt double tried to kill me.</text:p>
      <text:p text:style-name="P2">Please try to be reasonable; the Roman Curia came on me.</text:p>
      <text:p text:style-name="P2">Don't blame me; Chell from Portal gave me a hickey.</text:p>
      <text:p text:style-name="P2">Blimey! Sorry I'm late guv'nha but Raiden from Mortal Kombat spin kicked me in the collar bone.</text:p>
      <text:p text:style-name="P2">You're never going to believe this; the entire Roman Empire came on to me.</text:p>
      <text:p text:style-name="P2">This is going to sound crazy but a man with six fingers on his right hand ate my homework.</text:p>
      <text:p text:style-name="P2">I apologize, however an angry mob of republicans died while trying to tell me the lethal, killer joke.</text:p>
      <text:p text:style-name="P2">Please forgive me; a triceratops named Penelope tried to sell me a vacuum cleaner.</text:p>
      <text:p text:style-name="P2">I couldn't be more apologetic but the director of 101 Dalmations demanded narcotics of me.</text:p>
      <text:p text:style-name="P2">I couldn't help it; all the staff of Heathrow Terminal 4 made me vote for Khang.</text:p>
      <text:p text:style-name="P2">Guess what happened?!? the Spanish Inquisition tried to sell me real estate investments in Mexico.</text:p>
      <text:p text:style-name="P2">I lost track of time because your Ghost Daddy hid my Trapper Keeper.</text:p>
      <text:p text:style-name="P2">Sacra Merde! Get this: the entire Roman Empire called me "Too gay to fly a kite," whatever that means.</text:p>
      <text:p text:style-name="P2">Oh my gosh! the entire Green party of Germany made me vote for Khodos.</text:p>
      <text:p text:style-name="P2">Holy Moley Tom Hanks died right in front of me.</text:p>
      <text:p text:style-name="P2">Holy Moses! Martha Stewart's nice-human-persona stunt double text messaged racial slurs from my phone.</text:p>
      <text:p text:style-name="P2">My bad; the ghost of Adolf Hitler tried to sell me real estate investments on Pluto.</text:p>
      <text:p text:style-name="P2">This isn't what it looks like; Chell from Portal spin kicked me in the collar bone.</text:p>
      <text:p text:style-name="P2">I'm never usually like this; your imaginary Sky Friend broke into my house.</text:p>
      <text:p text:style-name="P2"><text:soft-page-break/>Look, this day has gotten off to a rocky start; the entire Green party of Germany stole my bicycle.</text:p>
      <text:p text:style-name="P2">Who could believe it! the ghost of Sir John A McDonald's hair dresser slept with my uncle.</text:p>
      <text:p text:style-name="P2">Sorry I'm late; the ghosts of the last winning Toronto Maple Leafs hockey team offered me a free Judo lesson.</text:p>
      <text:p text:style-name="P2">Holy Shit! Get this: the ghost of Margaret Thatcher demanded investment advice of me.</text:p>
      <text:p text:style-name="P2">A funny thing happened on the way to the forum; the clone of Adolf Hitler came on me.</text:p>
      <text:p text:style-name="P2">Look, this day has gotten off to a rocky start; Dom DeLuise crapped in my gas tank.</text:p>
      <text:p text:style-name="P2">This is a terrible excuse but Kevin Ware's leg bone put me in a Chinese finger trap.</text:p>
      <text:p text:style-name="P2">Holy Shit! Get this: all the staff of Heathrow Terminal 4 tried to sell me a vacuum cleaner.</text:p>
      <text:p text:style-name="P2">I apologize, however Barrack Obama tried to sell me pork belly futures.</text:p>
      <text:p text:style-name="P2">Holy Moley Spiderman tried to sell me life insurance.</text:p>
      <text:p text:style-name="P2">I feel terrible, but the surviving members of the Beatles pulled me over in a stolen police car and demanded fellatio.</text:p>
      <text:p text:style-name="P2">Boy do I have a story for you; Count Dracula died while trying to tell me the lethal, killer joke.</text:p>
      <text:p text:style-name="P2">I swear it wasn't my fault, the editors of Mandatory.com tried to sell me a reverse mortgage.</text:p>
      <text:p text:style-name="P2">Sorry I'm late; Hillary Clinton tried to kill me.</text:p>
      <text:p text:style-name="P2">Don't blame me; the evil committee that demoted Pluto ate my homework.</text:p>
      <text:p text:style-name="P2">You're never going to believe this; an angry mob of republicans ate my English Literature essay.</text:p>
      <text:p text:style-name="P2">I couldn't help it; a handicapped gentleman tried to seduce me.</text:p>
      <text:p text:style-name="P2">Who could believe it! the ghost of Adolf Hitler gave me a hickey.</text:p>
      <text:p text:style-name="P2">This isn't what it looks like; the offensive line of the `76 Dallas Cowboys stole my identity.</text:p>
      <text:p text:style-name="P2">My bad; the ghost of Winston Churchill's cigar supplier made me golf in shoes filled with macaroni and cheese.</text:p>
      <text:p text:style-name="P2">I beg you a thousand pardons; Kevin McCallister's real life fake tarantula kept telling me knock knock jokes.</text:p>
      <text:p text:style-name="P2">Oh my gosh! the Spanish Inquisition demanded narcotics of me.</text:p>
      <text:p text:style-name="P2">The most unbelievable thing just happened; Raiden from Mortal Kombat made me vote for Khang.</text:p>
      <text:p text:style-name="P2">I couldn't be more apologetic but Donald Trump forced me to convert to Islam at gun point.</text:p>
      <text:p text:style-name="P2">I'm never usually like this; Princess Peach tried to feed me to a carnivorous plant.</text:p>
      <text:p text:style-name="P2">Please forgive me; your mom beat me into submission.</text:p>
      <text:p text:style-name="P2">Guess what happened?!? the entire Green Party of Canada ran me over with a diesel backhoe.</text:p>
      <text:p text:style-name="P2"><text:soft-page-break/>I lost track of time because Batman made me find Jesus.</text:p>
      <text:p text:style-name="P2">I couldn't go because your imaginary Sky Friend came on to me.</text:p>
      <text:p text:style-name="P2">So I was minding my own business and boom! Donald Trump's gross comb-over came after me.</text:p>
      <text:p text:style-name="P2">Oh my god! some players resting during a break in a very long cricket match ate my homework.</text:p>
      <text:p text:style-name="P2">Please try to be reasonable; Kevin Costner's stunt double made me find Jesus.</text:p>
      <text:p text:style-name="P2">Sacra Merde! Get this: the entire population of Norway tried to seduce me.</text:p>
      <text:p text:style-name="P2">It's not my fault! Rob Ford tried to sell me real estate investments on Pluto.</text:p>
      <text:p text:style-name="P2">Holy Moses! the entire Roman Empire ran me over with a diesel backhoe.</text:p>
      <text:p text:style-name="P2">I'm sorry but my mom tried to sell me a reverse mortgage.</text:p>
      <text:p text:style-name="P2">Blimey! Sorry I'm late guv'nha but Albert Einstein hid my Trapper Keeper.</text:p>
      <text:p text:style-name="P2">A funny thing happened on the way to the forum; the inventor of the Slanket offered me a free Judo lesson.</text:p>
      <text:p text:style-name="P2">This is going to sound crazy but a triceratops named Penelope stole my identity.</text:p>
      <text:p text:style-name="P2">Look, this day has gotten off to a rocky start; Martha Stewart's nice-human-persona stunt double ate my English Literature essay.</text:p>
      <text:p text:style-name="P2">Sacra Merde! Get this: a group of ISIS terrorists forced me to convert to Islam at gun point.</text:p>
      <text:p text:style-name="P2">Blimey! Sorry I'm late guv'nha but the director of 101 Dalmations tried to sell me a vacuum cleaner.</text:p>
      <text:p text:style-name="P2">So I was minding my own business and boom! Chell from Portal called me "Too gay to fly a kite," whatever that means.</text:p>
      <text:p text:style-name="P2">I couldn't help it; Italian sprinter Irene Siragusa demanded investment advice of me.</text:p>
      <text:p text:style-name="P2">Holy Shit! Get this: a Hasidic Jew demanded narcotics of me.</text:p>
      <text:p text:style-name="P2">Oh my god! the Flying Spaghetti Monster broke into my house.</text:p>
      <text:p text:style-name="P2">I beg you a thousand pardons; Robin died right in front of me.</text:p>
      <text:p text:style-name="P2">Guess what happened?!? Mayor McCheese made me vote for Khodos.</text:p>
      <text:p text:style-name="P2">I'm never usually like this; the Antea Cement company of Albania made me vote for Khang.</text:p>
      <text:p text:style-name="P2">Sorry I'm late; Sherlock Holmes' smarter brother tried to sell me real estate investments in Mexico.</text:p>
      <text:p text:style-name="P2">Holy Moley Scrooge McDuck came after me.</text:p>
      <text:p text:style-name="P2"/>
      <text:p text:style-name="P2">Bonus Excuse:</text:p>
      <text:p text:style-name="P2"/>
      <text:p text:style-name="P2">I would have thought of better excuses but I spent too much time removing malware installed on my machine when I visited the Manditory.com web site.<text:note text:id="ftn1" text:note-class="footnote"><text:note-citation>2</text:note-citation><text:note-body><text:p text:style-name="Footnote">This is actually NOT an excuse. It's the only thing in this document that's real.</text:p></text:note-body></text:no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SimSun" style:font-size-asian="12pt" style:language-asian="en" style:country-asian="US" style:font-name-complex="Mangal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201in" fo:margin-bottom="0.0201in" fo:keep-together="always" style:page-number="auto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" fo:font-size="10pt" style:font-name-asian="Arial" style:font-size-asian="10pt" style:font-name-complex="Arial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402in" style:type="center"/>
          <style:tab-stop style:position="6.4807in" style:type="right"/>
        </style:tab-stops>
      </style:paragraph-properties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902in" fo:margin-bottom="0.7874in" fo:margin-left="1.0098in" fo:margin-right="1.0098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5</text:page-number> of <text:page-count>3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5-10-28T15:26:56.18</dc:date>
    <dc:creator>Peter Camilleri</dc:creator>
    <meta:generator>OpenOffice/4.1.1$Win32 OpenOffice.org_project/411m6$Build-9775</meta:generator>
    <meta:editing-duration>PT1H5M26S</meta:editing-duration>
    <meta:editing-cycles>13</meta:editing-cycles>
    <meta:document-statistic meta:table-count="0" meta:image-count="0" meta:object-count="0" meta:page-count="35" meta:paragraph-count="1008" meta:word-count="14880" meta:character-count="81354"/>
  </office:meta>
</office:document-meta>
</file>